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40" table:style-name="ce7">
            <text:p>3.319.5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70" table:style-name="ce9">
            <text:p>17.673.870</text:p>
          </table:table-cell>
          <table:table-cell office:value-type="float" office:value="17080617.5" table:style-name="ce9">
            <text:p>17.080.618</text:p>
          </table:table-cell>
          <table:table-cell office:value-type="percentage" office:value="0.96643335613535686" table:style-name="ce10">
            <text:p>96,64%</text:p>
          </table:table-cell>
          <table:table-cell office:value-type="float" office:value="7460661" table:style-name="ce8">
            <text:p>7.460.661</text:p>
          </table:table-cell>
          <table:table-cell office:value-type="float" office:value="7230578" table:style-name="ce8">
            <text:p>7.230.578</text:p>
          </table:table-cell>
          <table:table-cell office:value-type="float" office:value="4067800" table:style-name="ce8">
            <text:p>4.067.800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47643" table:style-name="ce7">
            <text:p>1.847.643</text:p>
          </table:table-cell>
          <table:table-cell office:value-type="float" office:value="149990" table:style-name="ce7">
            <text:p>149.990</text:p>
          </table:table-cell>
          <table:table-cell office:value-type="float" office:value="466570" table:style-name="ce7">
            <text:p>466.570</text:p>
          </table:table-cell>
          <table:table-cell office:value-type="float" office:value="254040" table:style-name="ce7">
            <text:p>254.040</text:p>
          </table:table-cell>
          <table:table-cell office:value-type="float" office:value="58045" table:style-name="ce13">
            <text:p>58.045</text:p>
          </table:table-cell>
          <table:table-cell office:value-type="float" office:value="2776288" table:style-name="ce14">
            <text:p>2.776.288</text:p>
          </table:table-cell>
          <table:table-cell office:value-type="float" office:value="2621146" table:style-name="ce14">
            <text:p>2.621.146</text:p>
          </table:table-cell>
          <table:table-cell office:value-type="percentage" office:value="0.9441189098537327" table:style-name="ce15">
            <text:p>94,41%</text:p>
          </table:table-cell>
          <table:table-cell office:value-type="float" office:value="1146999" table:style-name="ce13">
            <text:p>1.146.999</text:p>
          </table:table-cell>
          <table:table-cell office:value-type="float" office:value="1117915" table:style-name="ce13">
            <text:p>1.117.915</text:p>
          </table:table-cell>
          <table:table-cell office:value-type="float" office:value="674359" table:style-name="ce13">
            <text:p>674.359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20790" table:style-name="ce7">
            <text:p>220.790</text:p>
          </table:table-cell>
          <table:table-cell office:value-type="float" office:value="42940" table:style-name="ce13">
            <text:p>42.940</text:p>
          </table:table-cell>
          <table:table-cell office:value-type="float" office:value="2463645" table:style-name="ce14">
            <text:p>2.463.645</text:p>
          </table:table-cell>
          <table:table-cell office:value-type="float" office:value="2272825.5" table:style-name="ce14">
            <text:p>2.272.826</text:p>
          </table:table-cell>
          <table:table-cell office:value-type="percentage" office:value="0.92254586192410026" table:style-name="ce15">
            <text:p>92,25%</text:p>
          </table:table-cell>
          <table:table-cell office:value-type="float" office:value="925866" table:style-name="ce13">
            <text:p>925.866</text:p>
          </table:table-cell>
          <table:table-cell office:value-type="float" office:value="908452" table:style-name="ce13">
            <text:p>908.452</text:p>
          </table:table-cell>
          <table:table-cell office:value-type="float" office:value="707626" table:style-name="ce13">
            <text:p>707.626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7804" table:style-name="ce7">
            <text:p>1.317.804</text:p>
          </table:table-cell>
          <table:table-cell office:value-type="float" office:value="125910" table:style-name="ce7">
            <text:p>125.910</text:p>
          </table:table-cell>
          <table:table-cell office:value-type="float" office:value="541580" table:style-name="ce7">
            <text:p>541.580</text:p>
          </table:table-cell>
          <table:table-cell office:value-type="float" office:value="225400" table:style-name="ce7">
            <text:p>225.400</text:p>
          </table:table-cell>
          <table:table-cell office:value-type="float" office:value="50095" table:style-name="ce13">
            <text:p>50.095</text:p>
          </table:table-cell>
          <table:table-cell office:value-type="float" office:value="2260789" table:style-name="ce14">
            <text:p>2.260.789</text:p>
          </table:table-cell>
          <table:table-cell office:value-type="float" office:value="2022385.5" table:style-name="ce14">
            <text:p>2.022.386</text:p>
          </table:table-cell>
          <table:table-cell office:value-type="percentage" office:value="0.89454854035471687" table:style-name="ce15">
            <text:p>89,45%</text:p>
          </table:table-cell>
          <table:table-cell office:value-type="float" office:value="926441" table:style-name="ce13">
            <text:p>926.441</text:p>
          </table:table-cell>
          <table:table-cell office:value-type="float" office:value="904863" table:style-name="ce13">
            <text:p>904.863</text:p>
          </table:table-cell>
          <table:table-cell office:value-type="float" office:value="461503" table:style-name="ce13">
            <text:p>461.503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07838" table:style-name="ce7">
            <text:p>2.807.838</text:p>
          </table:table-cell>
          <table:table-cell office:value-type="float" office:value="232640" table:style-name="ce7">
            <text:p>232.640</text:p>
          </table:table-cell>
          <table:table-cell office:value-type="float" office:value="810350" table:style-name="ce7">
            <text:p>810.35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39198" table:style-name="ce14">
            <text:p>4.439.198</text:p>
          </table:table-cell>
          <table:table-cell office:value-type="float" office:value="4109009" table:style-name="ce14">
            <text:p>4.109.009</text:p>
          </table:table-cell>
          <table:table-cell office:value-type="percentage" office:value="0.92561967274268908" table:style-name="ce15">
            <text:p>92,56%</text:p>
          </table:table-cell>
          <table:table-cell office:value-type="float" office:value="1815936" table:style-name="ce13">
            <text:p>1.815.936</text:p>
          </table:table-cell>
          <table:table-cell office:value-type="float" office:value="1744484" table:style-name="ce13">
            <text:p>1.744.484</text:p>
          </table:table-cell>
          <table:table-cell office:value-type="float" office:value="956967" table:style-name="ce13">
            <text:p>956.967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52603.5" table:style-name="ce14">
            <text:p>1.252.604</text:p>
          </table:table-cell>
          <table:table-cell office:value-type="percentage" office:value="0.96127107523003374" table:style-name="ce15">
            <text:p>96,13%</text:p>
          </table:table-cell>
          <table:table-cell office:value-type="float" office:value="518615" table:style-name="ce13">
            <text:p>518.615</text:p>
          </table:table-cell>
          <table:table-cell office:value-type="float" office:value="508908" table:style-name="ce13">
            <text:p>508.908</text:p>
          </table:table-cell>
          <table:table-cell office:value-type="float" office:value="347351" table:style-name="ce13">
            <text:p>347.351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1990" table:style-name="ce7">
            <text:p>281.990</text:p>
          </table:table-cell>
          <table:table-cell office:value-type="float" office:value="749440" table:style-name="ce7">
            <text:p>749.440</text:p>
          </table:table-cell>
          <table:table-cell office:value-type="float" office:value="459370" table:style-name="ce7">
            <text:p>459.370</text:p>
          </table:table-cell>
          <table:table-cell office:value-type="float" office:value="95315" table:style-name="ce13">
            <text:p>95.315</text:p>
          </table:table-cell>
          <table:table-cell office:value-type="float" office:value="5672298" table:style-name="ce14">
            <text:p>5.672.298</text:p>
          </table:table-cell>
          <table:table-cell office:value-type="float" office:value="5262886.5" table:style-name="ce14">
            <text:p>5.262.887</text:p>
          </table:table-cell>
          <table:table-cell office:value-type="percentage" office:value="0.92782263907855334" table:style-name="ce15">
            <text:p>92,78%</text:p>
          </table:table-cell>
          <table:table-cell office:value-type="float" office:value="2143948" table:style-name="ce13">
            <text:p>2.143.948</text:p>
          </table:table-cell>
          <table:table-cell office:value-type="float" office:value="2099818" table:style-name="ce13">
            <text:p>2.099.818</text:p>
          </table:table-cell>
          <table:table-cell office:value-type="float" office:value="1462083" table:style-name="ce13">
            <text:p>1.462.083</text:p>
          </table:table-cell>
          <table:table-cell office:value-type="date" office:date-value="2022-03-15T00:00:00" table:style-name="ce16">
            <text:p>15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1910" table:style-name="ce13">
            <text:p>91.910</text:p>
          </table:table-cell>
          <table:table-cell office:value-type="float" office:value="4334345" table:style-name="ce14">
            <text:p>4.334.345</text:p>
          </table:table-cell>
          <table:table-cell office:value-type="float" office:value="3943107.5" table:style-name="ce14">
            <text:p>3.943.108</text:p>
          </table:table-cell>
          <table:table-cell office:value-type="percentage" office:value="0.90973549636680973" table:style-name="ce15">
            <text:p>90,97%</text:p>
          </table:table-cell>
          <table:table-cell office:value-type="float" office:value="1757051" table:style-name="ce13">
            <text:p>1.757.051</text:p>
          </table:table-cell>
          <table:table-cell office:value-type="float" office:value="1687534" table:style-name="ce13">
            <text:p>1.687.534</text:p>
          </table:table-cell>
          <table:table-cell office:value-type="float" office:value="1039503" table:style-name="ce13">
            <text:p>1.039.503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4013078.5" table:style-name="ce14">
            <text:p>14.013.079</text:p>
          </table:table-cell>
          <table:table-cell office:value-type="percentage" office:value="0.97019628138511649" table:style-name="ce15">
            <text:p>97,02%</text:p>
          </table:table-cell>
          <table:table-cell office:value-type="float" office:value="6476938" table:style-name="ce13">
            <text:p>6.476.938</text:p>
          </table:table-cell>
          <table:table-cell office:value-type="float" office:value="6279312" table:style-name="ce13">
            <text:p>6.279.312</text:p>
          </table:table-cell>
          <table:table-cell office:value-type="float" office:value="3601754" table:style-name="ce13">
            <text:p>3.601.754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26525.5" table:style-name="ce14">
            <text:p>10.026.526</text:p>
          </table:table-cell>
          <table:table-cell office:value-type="percentage" office:value="0.95502042861272596" table:style-name="ce15">
            <text:p>95,50%</text:p>
          </table:table-cell>
          <table:table-cell office:value-type="float" office:value="4433985" table:style-name="ce13">
            <text:p>4.433.985</text:p>
          </table:table-cell>
          <table:table-cell office:value-type="float" office:value="4309508" table:style-name="ce13">
            <text:p>4.309.508</text:p>
          </table:table-cell>
          <table:table-cell office:value-type="float" office:value="2859350" table:style-name="ce13">
            <text:p>2.859.350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1611" table:style-name="ce7">
            <text:p>1.641.611</text:p>
          </table:table-cell>
          <table:table-cell office:value-type="float" office:value="155730" table:style-name="ce7">
            <text:p>155.730</text:p>
          </table:table-cell>
          <table:table-cell office:value-type="float" office:value="305650" table:style-name="ce7">
            <text:p>305.650</text:p>
          </table:table-cell>
          <table:table-cell office:value-type="float" office:value="182600" table:style-name="ce7">
            <text:p>182.600</text:p>
          </table:table-cell>
          <table:table-cell office:value-type="float" office:value="39885" table:style-name="ce13">
            <text:p>39.885</text:p>
          </table:table-cell>
          <table:table-cell office:value-type="float" office:value="2325476" table:style-name="ce14">
            <text:p>2.325.476</text:p>
          </table:table-cell>
          <table:table-cell office:value-type="float" office:value="2297944.5" table:style-name="ce14">
            <text:p>2.297.945</text:p>
          </table:table-cell>
          <table:table-cell office:value-type="percentage" office:value="0.98816091845282428" table:style-name="ce15">
            <text:p>98,82%</text:p>
          </table:table-cell>
          <table:table-cell office:value-type="float" office:value="964531" table:style-name="ce13">
            <text:p>964.531</text:p>
          </table:table-cell>
          <table:table-cell office:value-type="float" office:value="931568" table:style-name="ce13">
            <text:p>931.568</text:p>
          </table:table-cell>
          <table:table-cell office:value-type="float" office:value="624532" table:style-name="ce13">
            <text:p>624.532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76237.5" table:style-name="ce14">
            <text:p>6.076.238</text:p>
          </table:table-cell>
          <table:table-cell office:value-type="percentage" office:value="0.99555385267230878" table:style-name="ce15">
            <text:p>99,56%</text:p>
          </table:table-cell>
          <table:table-cell office:value-type="float" office:value="2471652" table:style-name="ce13">
            <text:p>2.471.652</text:p>
          </table:table-cell>
          <table:table-cell office:value-type="float" office:value="2420957" table:style-name="ce13">
            <text:p>2.420.957</text:p>
          </table:table-cell>
          <table:table-cell office:value-type="float" office:value="1927993" table:style-name="ce13">
            <text:p>1.927.993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6281" table:style-name="ce7">
            <text:p>456.281</text:p>
          </table:table-cell>
          <table:table-cell office:value-type="float" office:value="48000" table:style-name="ce7">
            <text:p>48.000</text:p>
          </table:table-cell>
          <table:table-cell office:value-type="float" office:value="109880" table:style-name="ce7">
            <text:p>109.88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2601" table:style-name="ce14">
            <text:p>682.601</text:p>
          </table:table-cell>
          <table:table-cell office:value-type="float" office:value="644309" table:style-name="ce14">
            <text:p>644.309</text:p>
          </table:table-cell>
          <table:table-cell office:value-type="percentage" office:value="0.94390280705712415" table:style-name="ce15">
            <text:p>94,39%</text:p>
          </table:table-cell>
          <table:table-cell office:value-type="float" office:value="283410" table:style-name="ce13">
            <text:p>283.410</text:p>
          </table:table-cell>
          <table:table-cell office:value-type="float" office:value="284735" table:style-name="ce13">
            <text:p>284.735</text:p>
          </table:table-cell>
          <table:table-cell office:value-type="float" office:value="156707" table:style-name="ce13">
            <text:p>156.707</text:p>
          </table:table-cell>
          <table:table-cell office:value-type="date" office:date-value="2022-03-15T00:00:00" table:style-name="ce16">
            <text:p>15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85337" table:style-name="ce14">
            <text:p>12.985.337</text:p>
          </table:table-cell>
          <table:table-cell office:value-type="percentage" office:value="0.9666279702939895" table:style-name="ce15">
            <text:p>96,66%</text:p>
          </table:table-cell>
          <table:table-cell office:value-type="float" office:value="5743034" table:style-name="ce13">
            <text:p>5.743.034</text:p>
          </table:table-cell>
          <table:table-cell office:value-type="float" office:value="5602836" table:style-name="ce13">
            <text:p>5.602.836</text:p>
          </table:table-cell>
          <table:table-cell office:value-type="float" office:value="3156981" table:style-name="ce13">
            <text:p>3.156.981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787680.5" table:style-name="ce14">
            <text:p>2.787.681</text:p>
          </table:table-cell>
          <table:table-cell office:value-type="percentage" office:value="0.95526251312865484" table:style-name="ce15">
            <text:p>95,53%</text:p>
          </table:table-cell>
          <table:table-cell office:value-type="float" office:value="1296430" table:style-name="ce13">
            <text:p>1.296.430</text:p>
          </table:table-cell>
          <table:table-cell office:value-type="float" office:value="1266032" table:style-name="ce13">
            <text:p>1.266.032</text:p>
          </table:table-cell>
          <table:table-cell office:value-type="float" office:value="668046" table:style-name="ce13">
            <text:p>668.046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301890.5" table:style-name="ce14">
            <text:p>1.301.891</text:p>
          </table:table-cell>
          <table:table-cell office:value-type="percentage" office:value="0.94015130343227415" table:style-name="ce15">
            <text:p>94,02%</text:p>
          </table:table-cell>
          <table:table-cell office:value-type="float" office:value="567027" table:style-name="ce13">
            <text:p>567.027</text:p>
          </table:table-cell>
          <table:table-cell office:value-type="float" office:value="556192" table:style-name="ce13">
            <text:p>556.192</text:p>
          </table:table-cell>
          <table:table-cell office:value-type="float" office:value="342791" table:style-name="ce13">
            <text:p>342.791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018" table:style-name="ce7">
            <text:p>3.081.018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2423" table:style-name="ce14">
            <text:p>4.672.423</text:p>
          </table:table-cell>
          <table:table-cell office:value-type="float" office:value="4372458.5" table:style-name="ce14">
            <text:p>4.372.459</text:p>
          </table:table-cell>
          <table:table-cell office:value-type="percentage" office:value="0.93580108222222169" table:style-name="ce15">
            <text:p>93,58%</text:p>
          </table:table-cell>
          <table:table-cell office:value-type="float" office:value="1944016" table:style-name="ce13">
            <text:p>1.944.016</text:p>
          </table:table-cell>
          <table:table-cell office:value-type="float" office:value="1893812" table:style-name="ce13">
            <text:p>1.893.812</text:p>
          </table:table-cell>
          <table:table-cell office:value-type="float" office:value="1147354" table:style-name="ce13">
            <text:p>1.147.354</text:p>
          </table:table-cell>
          <table:table-cell office:value-type="date" office:date-value="2022-03-15T00:00:00" table:style-name="ce16">
            <text:p>15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7490.5" table:style-name="ce14">
            <text:p>147.491</text:p>
          </table:table-cell>
          <table:table-cell office:value-type="percentage" office:value="0.87969474117415503" table:style-name="ce15">
            <text:p>87,97%</text:p>
          </table:table-cell>
          <table:table-cell office:value-type="float" office:value="67140" table:style-name="ce13">
            <text:p>67.140</text:p>
          </table:table-cell>
          <table:table-cell office:value-type="float" office:value="63659" table:style-name="ce13">
            <text:p>63.659</text:p>
          </table:table-cell>
          <table:table-cell office:value-type="float" office:value="33694" table:style-name="ce13">
            <text:p>33.694</text:p>
          </table:table-cell>
          <table:table-cell office:value-type="date" office:date-value="2022-03-16T00:00:00" table:style-name="ce16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7555" table:style-name="ce14">
            <text:p>137.555</text:p>
          </table:table-cell>
          <table:table-cell office:value-type="percentage" office:value="0.90843349623563596" table:style-name="ce15">
            <text:p>90,84%</text:p>
          </table:table-cell>
          <table:table-cell office:value-type="float" office:value="65696" table:style-name="ce13">
            <text:p>65.696</text:p>
          </table:table-cell>
          <table:table-cell office:value-type="float" office:value="61025" table:style-name="ce13">
            <text:p>61.025</text:p>
          </table:table-cell>
          <table:table-cell office:value-type="float" office:value="26319" table:style-name="ce13">
            <text:p>26.319</text:p>
          </table:table-cell>
          <table:table-cell office:value-type="date" office:date-value="2022-03-16T00:00:00" table:style-name="ce17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336" table:style-name="ce14">
            <text:p>212.336</text:p>
          </table:table-cell>
          <table:table-cell office:value-type="float" office:value="203323" table:style-name="ce14">
            <text:p>203.323</text:p>
          </table:table-cell>
          <table:table-cell office:value-type="percentage" office:value="0.95755312335166909" table:style-name="ce15">
            <text:p>95,76%</text:p>
          </table:table-cell>
          <table:table-cell office:value-type="float" office:value="95032" table:style-name="ce13">
            <text:p>95.032</text:p>
          </table:table-cell>
          <table:table-cell office:value-type="float" office:value="96349" table:style-name="ce13">
            <text:p>96.349</text:p>
          </table:table-cell>
          <table:table-cell office:value-type="float" office:value="46540" table:style-name="ce13">
            <text:p>46.540</text:p>
          </table:table-cell>
          <table:table-cell office:value-type="date" office:date-value="2022-03-12T00:00:00" table:style-name="ce17">
            <text:p>12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680" table:style-name="ce7">
            <text:p>7.6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385" table:style-name="ce14">
            <text:p>12.385</text:p>
          </table:table-cell>
          <table:table-cell office:value-type="float" office:value="12906" table:style-name="ce14">
            <text:p>12.906</text:p>
          </table:table-cell>
          <table:table-cell office:value-type="percentage" office:value="1" table:style-name="ce15">
            <text:p>100,00%</text:p>
          </table:table-cell>
          <table:table-cell office:value-type="float" office:value="8028" table:style-name="ce13">
            <text:p>8.028</text:p>
          </table:table-cell>
          <table:table-cell office:value-type="float" office:value="8078" table:style-name="ce13">
            <text:p>8.078</text:p>
          </table:table-cell>
          <table:table-cell office:value-type="float" office:value="3214" table:style-name="ce13">
            <text:p>3.214</text:p>
          </table:table-cell>
          <table:table-cell office:value-type="date" office:date-value="2022-03-16T00:00:00" table:style-name="ce17">
            <text:p>16/03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26031" table:style-name="ce19">
            <text:p>63.326.031</text:p>
          </table:table-cell>
          <table:table-cell office:value-type="float" office:value="5314260" table:style-name="ce19">
            <text:p>5.314.260</text:p>
          </table:table-cell>
          <table:table-cell office:value-type="float" office:value="18188350" table:style-name="ce20">
            <text:p>18.188.350</text:p>
          </table:table-cell>
          <table:table-cell office:value-type="float" office:value="8999110" table:style-name="ce21">
            <text:p>8.999.110</text:p>
          </table:table-cell>
          <table:table-cell office:value-type="float" office:value="2102380" table:style-name="ce22">
            <text:p>2.102.380</text:p>
          </table:table-cell>
          <table:table-cell office:value-type="float" office:value="97930131" table:style-name="ce23">
            <text:p>97.930.131</text:p>
          </table:table-cell>
          <table:table-cell office:value-type="float" office:value="93571317" table:style-name="ce23">
            <text:p>93.571.317</text:p>
          </table:table-cell>
          <table:table-cell office:value-type="percentage" office:value="0.95549057317200969" table:style-name="ce24">
            <text:p>95,55%</text:p>
          </table:table-cell>
          <table:table-cell office:value-type="float" office:value="41112436" table:style-name="ce23">
            <text:p>41.112.436</text:p>
          </table:table-cell>
          <table:table-cell office:value-type="float" office:value="39976615" table:style-name="ce23">
            <text:p>39.976.615</text:p>
          </table:table-cell>
          <table:table-cell office:value-type="float" office:value="24312467" table:style-name="ce23">
            <text:p>24.312.467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8269" table:style-name="ce32">
            <text:p>7.038.269</text:p>
          </table:table-cell>
          <table:table-cell office:value-type="percentage" office:value="0.93743531071170039" table:style-name="ce33">
            <text:p>93,7%</text:p>
          </table:table-cell>
          <table:table-cell office:value-type="float" office:value="6996443" table:style-name="ce32">
            <text:p>6.996.443</text:p>
          </table:table-cell>
          <table:table-cell office:value-type="percentage" office:value="0.93186445666991435" table:style-name="ce33">
            <text:p>93,2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188" table:style-name="ce32">
            <text:p>1.096.188</text:p>
          </table:table-cell>
          <table:table-cell office:value-type="percentage" office:value="0.92162487556834993" table:style-name="ce33">
            <text:p>92,2%</text:p>
          </table:table-cell>
          <table:table-cell office:value-type="float" office:value="1088699" table:style-name="ce32">
            <text:p>1.088.699</text:p>
          </table:table-cell>
          <table:table-cell office:value-type="percentage" office:value="0.915328465925906" table:style-name="ce33">
            <text:p>91,5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134" table:style-name="ce32">
            <text:p>885.134</text:p>
          </table:table-cell>
          <table:table-cell office:value-type="percentage" office:value="0.95129975162475666" table:style-name="ce33">
            <text:p>95,1%</text:p>
          </table:table-cell>
          <table:table-cell office:value-type="float" office:value="885331" table:style-name="ce32">
            <text:p>885.331</text:p>
          </table:table-cell>
          <table:table-cell office:value-type="percentage" office:value="0.9515114778165763" table:style-name="ce33">
            <text:p>95,2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606" table:style-name="ce32">
            <text:p>896.606</text:p>
          </table:table-cell>
          <table:table-cell office:value-type="percentage" office:value="0.82774811736108356" table:style-name="ce33">
            <text:p>82,8%</text:p>
          </table:table-cell>
          <table:table-cell office:value-type="float" office:value="889767" table:style-name="ce32">
            <text:p>889.767</text:p>
          </table:table-cell>
          <table:table-cell office:value-type="percentage" office:value="0.82143434143873584" table:style-name="ce33">
            <text:p>82,1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3395" table:style-name="ce32">
            <text:p>1.743.395</text:p>
          </table:table-cell>
          <table:table-cell office:value-type="percentage" office:value="0.85733162266481699" table:style-name="ce33">
            <text:p>85,7%</text:p>
          </table:table-cell>
          <table:table-cell office:value-type="float" office:value="1706290" table:style-name="ce32">
            <text:p>1.706.290</text:p>
          </table:table-cell>
          <table:table-cell office:value-type="percentage" office:value="0.83908487430372958" table:style-name="ce33">
            <text:p>83,9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326" table:style-name="ce32">
            <text:p>494.326</text:p>
          </table:table-cell>
          <table:table-cell office:value-type="percentage" office:value="0.9378896600399953" table:style-name="ce33">
            <text:p>93,8%</text:p>
          </table:table-cell>
          <table:table-cell office:value-type="float" office:value="494537" table:style-name="ce32">
            <text:p>494.537</text:p>
          </table:table-cell>
          <table:table-cell office:value-type="percentage" office:value="0.93828999244870626" table:style-name="ce33">
            <text:p>93,8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783" table:style-name="ce32">
            <text:p>2.046.783</text:p>
          </table:table-cell>
          <table:table-cell office:value-type="percentage" office:value="0.9422848064290249" table:style-name="ce33">
            <text:p>94,2%</text:p>
          </table:table-cell>
          <table:table-cell office:value-type="float" office:value="2034942" table:style-name="ce32">
            <text:p>2.034.942</text:p>
          </table:table-cell>
          <table:table-cell office:value-type="percentage" office:value="0.93683352293051725" table:style-name="ce33">
            <text:p>93,7%</text:p>
          </table:table-cell>
          <table:table-cell office:value-type="date" office:date-value="2022-03-15T00:00:00" table:style-name="ce34">
            <text:p>15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9191" table:style-name="ce32">
            <text:p>1.659.191</text:p>
          </table:table-cell>
          <table:table-cell office:value-type="percentage" office:value="0.91361017839502845" table:style-name="ce33">
            <text:p>91,4%</text:p>
          </table:table-cell>
          <table:table-cell office:value-type="float" office:value="1634153" table:style-name="ce32">
            <text:p>1.634.153</text:p>
          </table:table-cell>
          <table:table-cell office:value-type="percentage" office:value="0.89982335599383734" table:style-name="ce33">
            <text:p>90,0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5523" table:style-name="ce32">
            <text:p>6.245.523</text:p>
          </table:table-cell>
          <table:table-cell office:value-type="percentage" office:value="0.92084072131250028" table:style-name="ce33">
            <text:p>92,1%</text:p>
          </table:table-cell>
          <table:table-cell office:value-type="float" office:value="6163720" table:style-name="ce32">
            <text:p>6.163.720</text:p>
          </table:table-cell>
          <table:table-cell office:value-type="percentage" office:value="0.90877967638071044" table:style-name="ce33">
            <text:p>90,9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3280" table:style-name="ce32">
            <text:p>4.193.280</text:p>
          </table:table-cell>
          <table:table-cell office:value-type="percentage" office:value="0.93349415163670024" table:style-name="ce33">
            <text:p>93,3%</text:p>
          </table:table-cell>
          <table:table-cell office:value-type="float" office:value="4208829" table:style-name="ce32">
            <text:p>4.208.829</text:p>
          </table:table-cell>
          <table:table-cell office:value-type="percentage" office:value="0.93695561868965138" table:style-name="ce33">
            <text:p>93,7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629" table:style-name="ce32">
            <text:p>909.629</text:p>
          </table:table-cell>
          <table:table-cell office:value-type="percentage" office:value="0.95761509227384223" table:style-name="ce33">
            <text:p>95,8%</text:p>
          </table:table-cell>
          <table:table-cell office:value-type="float" office:value="904939" table:style-name="ce32">
            <text:p>904.939</text:p>
          </table:table-cell>
          <table:table-cell office:value-type="percentage" office:value="0.9526776784680332" table:style-name="ce33">
            <text:p>95,3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806" table:style-name="ce32">
            <text:p>2.340.806</text:p>
          </table:table-cell>
          <table:table-cell office:value-type="percentage" office:value="0.9530476233517241" table:style-name="ce33">
            <text:p>95,3%</text:p>
          </table:table-cell>
          <table:table-cell office:value-type="float" office:value="2342673" table:style-name="ce32">
            <text:p>2.342.673</text:p>
          </table:table-cell>
          <table:table-cell office:value-type="percentage" office:value="0.95380776319791283" table:style-name="ce33">
            <text:p>95,4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975" table:style-name="ce32">
            <text:p>268.975</text:p>
          </table:table-cell>
          <table:table-cell office:value-type="percentage" office:value="0.9555775031174617" table:style-name="ce33">
            <text:p>95,6%</text:p>
          </table:table-cell>
          <table:table-cell office:value-type="float" office:value="276497" table:style-name="ce32">
            <text:p>276.497</text:p>
          </table:table-cell>
          <table:table-cell office:value-type="percentage" office:value="0.98230063343979479" table:style-name="ce33">
            <text:p>98,2%</text:p>
          </table:table-cell>
          <table:table-cell office:value-type="date" office:date-value="2022-03-15T00:00:00" table:style-name="ce34">
            <text:p>15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04658" table:style-name="ce32">
            <text:p>5.504.658</text:p>
          </table:table-cell>
          <table:table-cell office:value-type="percentage" office:value="0.92191304907059357" table:style-name="ce33">
            <text:p>92,2%</text:p>
          </table:table-cell>
          <table:table-cell office:value-type="float" office:value="5474293" table:style-name="ce32">
            <text:p>5.474.293</text:p>
          </table:table-cell>
          <table:table-cell office:value-type="percentage" office:value="0.91682755788566828" table:style-name="ce33">
            <text:p>91,7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9768" table:style-name="ce32">
            <text:p>1.229.768</text:p>
          </table:table-cell>
          <table:table-cell office:value-type="percentage" office:value="0.93332948799876136" table:style-name="ce33">
            <text:p>93,3%</text:p>
          </table:table-cell>
          <table:table-cell office:value-type="float" office:value="1230318" table:style-name="ce32">
            <text:p>1.230.318</text:p>
          </table:table-cell>
          <table:table-cell office:value-type="percentage" office:value="0.93374690918584657" table:style-name="ce33">
            <text:p>93,4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635" table:style-name="ce32">
            <text:p>539.635</text:p>
          </table:table-cell>
          <table:table-cell office:value-type="percentage" office:value="0.93012613457342108" table:style-name="ce33">
            <text:p>93,0%</text:p>
          </table:table-cell>
          <table:table-cell office:value-type="float" office:value="539213" table:style-name="ce32">
            <text:p>539.213</text:p>
          </table:table-cell>
          <table:table-cell office:value-type="percentage" office:value="0.92939876657692344" table:style-name="ce33">
            <text:p>92,9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3320" table:style-name="ce32">
            <text:p>1.863.320</text:p>
          </table:table-cell>
          <table:table-cell office:value-type="percentage" office:value="0.95298153231320959" table:style-name="ce33">
            <text:p>95,3%</text:p>
          </table:table-cell>
          <table:table-cell office:value-type="float" office:value="1848104" table:style-name="ce32">
            <text:p>1.848.104</text:p>
          </table:table-cell>
          <table:table-cell office:value-type="percentage" office:value="0.94519941920559636" table:style-name="ce33">
            <text:p>94,5%</text:p>
          </table:table-cell>
          <table:table-cell office:value-type="date" office:date-value="2022-03-15T00:00:00" table:style-name="ce34">
            <text:p>15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248" table:style-name="ce32">
            <text:p>64.248</text:p>
          </table:table-cell>
          <table:table-cell office:value-type="percentage" office:value="0.90453195173802248" table:style-name="ce33">
            <text:p>90,5%</text:p>
          </table:table-cell>
          <table:table-cell office:value-type="float" office:value="62208" table:style-name="ce32">
            <text:p>62.208</text:p>
          </table:table-cell>
          <table:table-cell office:value-type="percentage" office:value="0.87581128834701316" table:style-name="ce33">
            <text:p>87,6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12" table:style-name="ce32">
            <text:p>62.312</text:p>
          </table:table-cell>
          <table:table-cell office:value-type="percentage" office:value="0.91278235139015029" table:style-name="ce33">
            <text:p>91,3%</text:p>
          </table:table-cell>
          <table:table-cell office:value-type="float" office:value="59804" table:style-name="ce32">
            <text:p>59.804</text:p>
          </table:table-cell>
          <table:table-cell office:value-type="percentage" office:value="0.87604371136436876" table:style-name="ce33">
            <text:p>87,6%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32" table:style-name="ce32">
            <text:p>95.032</text:p>
          </table:table-cell>
          <table:table-cell office:value-type="string" table:style-name="ce33">
            <text:p>-</text:p>
          </table:table-cell>
          <table:table-cell office:value-type="float" office:value="96349" table:style-name="ce32">
            <text:p>96.349</text:p>
          </table:table-cell>
          <table:table-cell office:value-type="string" table:style-name="ce33">
            <text:p>-</text:p>
          </table:table-cell>
          <table:table-cell office:value-type="date" office:date-value="2022-03-12T00:00:00" table:style-name="ce34">
            <text:p>12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28" table:style-name="ce32">
            <text:p>8.028</text:p>
          </table:table-cell>
          <table:table-cell office:value-type="string" table:style-name="ce33">
            <text:p>-</text:p>
          </table:table-cell>
          <table:table-cell office:value-type="float" office:value="8078" table:style-name="ce32">
            <text:p>8.078</text:p>
          </table:table-cell>
          <table:table-cell office:value-type="string" table:style-name="ce33">
            <text:p>-</text:p>
          </table:table-cell>
          <table:table-cell office:value-type="date" office:date-value="2022-03-16T00:00:00" table:style-name="ce34">
            <text:p>16/03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5106" table:style-name="ce35">
            <text:p>39.185.106</text:p>
          </table:table-cell>
          <table:table-cell office:value-type="percentage" office:value="0.92888646075019077" table:style-name="ce36">
            <text:p>92,9%</text:p>
          </table:table-cell>
          <table:table-cell office:value-type="float" office:value="38945187" table:style-name="ce35">
            <text:p>38.945.187</text:p>
          </table:table-cell>
          <table:table-cell office:value-type="percentage" office:value="0.92319915928476337" table:style-name="ce36">
            <text:p>92,3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95" table:style-name="ce45">
            <text:p>435.495</text:p>
          </table:table-cell>
          <table:table-cell office:value-type="percentage" office:value="1" table:style-name="ce46">
            <text:p>100,0%</text:p>
          </table:table-cell>
          <table:table-cell office:value-type="float" office:value="656542" table:style-name="ce45">
            <text:p>656.542</text:p>
          </table:table-cell>
          <table:table-cell office:value-type="percentage" office:value="1" table:style-name="ce46">
            <text:p>100,0%</text:p>
          </table:table-cell>
          <table:table-cell office:value-type="float" office:value="937553" table:style-name="ce45">
            <text:p>937.553</text:p>
          </table:table-cell>
          <table:table-cell office:value-type="percentage" office:value="0.97842269436637797" table:style-name="ce46">
            <text:p>97,8%</text:p>
          </table:table-cell>
          <table:table-cell office:value-type="float" office:value="1229582" table:style-name="ce45">
            <text:p>1.229.582</text:p>
          </table:table-cell>
          <table:table-cell office:value-type="percentage" office:value="0.95494765030199802" table:style-name="ce46">
            <text:p>95,5%</text:p>
          </table:table-cell>
          <table:table-cell office:value-type="float" office:value="1277177" table:style-name="ce45">
            <text:p>1.277.177</text:p>
          </table:table-cell>
          <table:table-cell office:value-type="percentage" office:value="0.92259176962818279" table:style-name="ce46">
            <text:p>92,3%</text:p>
          </table:table-cell>
          <table:table-cell office:value-type="float" office:value="968200" table:style-name="ce45">
            <text:p>968.200</text:p>
          </table:table-cell>
          <table:table-cell office:value-type="percentage" office:value="0.87876540811945836" table:style-name="ce46">
            <text:p>87,9%</text:p>
          </table:table-cell>
          <table:table-cell office:value-type="float" office:value="812281" table:style-name="ce45">
            <text:p>812.281</text:p>
          </table:table-cell>
          <table:table-cell office:value-type="percentage" office:value="0.87708722055215782" table:style-name="ce46">
            <text:p>87,7%</text:p>
          </table:table-cell>
          <table:table-cell office:value-type="float" office:value="721439" table:style-name="ce45">
            <text:p>721.439</text:p>
          </table:table-cell>
          <table:table-cell office:value-type="percentage" office:value="0.93348351418005659" table:style-name="ce46">
            <text:p>93,3%</text:p>
          </table:table-cell>
          <table:table-cell office:value-type="float" office:value="7038269" table:style-name="ce45">
            <text:p>7.038.26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43531071170039" table:style-name="ce46">
            <text:p>93,7%</text:p>
          </table:table-cell>
          <table:table-cell office:value-type="percentage" office:value="0.82781573323757796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92" table:style-name="ce48">
            <text:p>101.692</text:p>
          </table:table-cell>
          <table:table-cell office:value-type="percentage" office:value="1" table:style-name="ce49">
            <text:p>100,0%</text:p>
          </table:table-cell>
          <table:table-cell office:value-type="float" office:value="119866" table:style-name="ce48">
            <text:p>119.866</text:p>
          </table:table-cell>
          <table:table-cell office:value-type="percentage" office:value="1" table:style-name="ce49">
            <text:p>100,0%</text:p>
          </table:table-cell>
          <table:table-cell office:value-type="float" office:value="156033" table:style-name="ce48">
            <text:p>156.033</text:p>
          </table:table-cell>
          <table:table-cell office:value-type="percentage" office:value="0.96728659103589365" table:style-name="ce49">
            <text:p>96,7%</text:p>
          </table:table-cell>
          <table:table-cell office:value-type="float" office:value="188535" table:style-name="ce48">
            <text:p>188.535</text:p>
          </table:table-cell>
          <table:table-cell office:value-type="percentage" office:value="0.93812509329750704" table:style-name="ce49">
            <text:p>93,8%</text:p>
          </table:table-cell>
          <table:table-cell office:value-type="float" office:value="192355" table:style-name="ce48">
            <text:p>192.355</text:p>
          </table:table-cell>
          <table:table-cell office:value-type="percentage" office:value="0.90038242439277838" table:style-name="ce49">
            <text:p>90,0%</text:p>
          </table:table-cell>
          <table:table-cell office:value-type="float" office:value="131941" table:style-name="ce48">
            <text:p>131.941</text:p>
          </table:table-cell>
          <table:table-cell office:value-type="percentage" office:value="0.83360290122442793" table:style-name="ce49">
            <text:p>83,4%</text:p>
          </table:table-cell>
          <table:table-cell office:value-type="float" office:value="110729" table:style-name="ce48">
            <text:p>110.729</text:p>
          </table:table-cell>
          <table:table-cell office:value-type="percentage" office:value="0.84656493218550743" table:style-name="ce49">
            <text:p>84,7%</text:p>
          </table:table-cell>
          <table:table-cell office:value-type="float" office:value="95037" table:style-name="ce48">
            <text:p>95.037</text:p>
          </table:table-cell>
          <table:table-cell office:value-type="percentage" office:value="0.88788923456374902" table:style-name="ce49">
            <text:p>88,8%</text:p>
          </table:table-cell>
          <table:table-cell office:value-type="float" office:value="1096188" table:style-name="ce48">
            <text:p>1.096.18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62487556834993" table:style-name="ce49">
            <text:p>92,2%</text:p>
          </table:table-cell>
          <table:table-cell office:value-type="percentage" office:value="0.82349998084338683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77" table:style-name="ce48">
            <text:p>89.277</text:p>
          </table:table-cell>
          <table:table-cell office:value-type="percentage" office:value="1" table:style-name="ce49">
            <text:p>100,0%</text:p>
          </table:table-cell>
          <table:table-cell office:value-type="float" office:value="114805" table:style-name="ce48">
            <text:p>114.805</text:p>
          </table:table-cell>
          <table:table-cell office:value-type="percentage" office:value="1" table:style-name="ce49">
            <text:p>100,0%</text:p>
          </table:table-cell>
          <table:table-cell office:value-type="float" office:value="149180" table:style-name="ce48">
            <text:p>149.180</text:p>
          </table:table-cell>
          <table:table-cell office:value-type="percentage" office:value="0.98151194157510357" table:style-name="ce49">
            <text:p>98,2%</text:p>
          </table:table-cell>
          <table:table-cell office:value-type="float" office:value="154430" table:style-name="ce48">
            <text:p>154.430</text:p>
          </table:table-cell>
          <table:table-cell office:value-type="percentage" office:value="0.95278345045439683" table:style-name="ce49">
            <text:p>95,3%</text:p>
          </table:table-cell>
          <table:table-cell office:value-type="float" office:value="152562" table:style-name="ce48">
            <text:p>152.562</text:p>
          </table:table-cell>
          <table:table-cell office:value-type="percentage" office:value="0.91949132111861143" table:style-name="ce49">
            <text:p>91,9%</text:p>
          </table:table-cell>
          <table:table-cell office:value-type="float" office:value="93113" table:style-name="ce48">
            <text:p>93.113</text:p>
          </table:table-cell>
          <table:table-cell office:value-type="percentage" office:value="0.85746516746323365" table:style-name="ce49">
            <text:p>85,7%</text:p>
          </table:table-cell>
          <table:table-cell office:value-type="float" office:value="68867" table:style-name="ce48">
            <text:p>68.867</text:p>
          </table:table-cell>
          <table:table-cell office:value-type="percentage" office:value="0.86907195679059079" table:style-name="ce49">
            <text:p>86,9%</text:p>
          </table:table-cell>
          <table:table-cell office:value-type="float" office:value="62900" table:style-name="ce48">
            <text:p>62.900</text:p>
          </table:table-cell>
          <table:table-cell office:value-type="percentage" office:value="0.96389604021086184" table:style-name="ce49">
            <text:p>96,4%</text:p>
          </table:table-cell>
          <table:table-cell office:value-type="float" office:value="885134" table:style-name="ce48">
            <text:p>885.134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29975162475666" table:style-name="ce49">
            <text:p>95,1%</text:p>
          </table:table-cell>
          <table:table-cell office:value-type="percentage" office:value="0.87387068079523023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1" table:style-name="ce48">
            <text:p>51.861</text:p>
          </table:table-cell>
          <table:table-cell office:value-type="percentage" office:value="0.9669606399045364" table:style-name="ce49">
            <text:p>96,7%</text:p>
          </table:table-cell>
          <table:table-cell office:value-type="float" office:value="79938" table:style-name="ce48">
            <text:p>79.938</text:p>
          </table:table-cell>
          <table:table-cell office:value-type="percentage" office:value="0.91636288603067606" table:style-name="ce49">
            <text:p>91,6%</text:p>
          </table:table-cell>
          <table:table-cell office:value-type="float" office:value="112205" table:style-name="ce48">
            <text:p>112.205</text:p>
          </table:table-cell>
          <table:table-cell office:value-type="percentage" office:value="0.88077837871782594" table:style-name="ce49">
            <text:p>88,1%</text:p>
          </table:table-cell>
          <table:table-cell office:value-type="float" office:value="153715" table:style-name="ce48">
            <text:p>153.715</text:p>
          </table:table-cell>
          <table:table-cell office:value-type="percentage" office:value="0.86596097077314826" table:style-name="ce49">
            <text:p>86,6%</text:p>
          </table:table-cell>
          <table:table-cell office:value-type="float" office:value="173927" table:style-name="ce48">
            <text:p>173.927</text:p>
          </table:table-cell>
          <table:table-cell office:value-type="percentage" office:value="0.80290181559668183" table:style-name="ce49">
            <text:p>80,3%</text:p>
          </table:table-cell>
          <table:table-cell office:value-type="float" office:value="135537" table:style-name="ce48">
            <text:p>135.537</text:p>
          </table:table-cell>
          <table:table-cell office:value-type="percentage" office:value="0.73642602161404425" table:style-name="ce49">
            <text:p>73,6%</text:p>
          </table:table-cell>
          <table:table-cell office:value-type="float" office:value="104987" table:style-name="ce48">
            <text:p>104.987</text:p>
          </table:table-cell>
          <table:table-cell office:value-type="percentage" office:value="0.76513887168125472" table:style-name="ce49">
            <text:p>76,5%</text:p>
          </table:table-cell>
          <table:table-cell office:value-type="float" office:value="84436" table:style-name="ce48">
            <text:p>84.436</text:p>
          </table:table-cell>
          <table:table-cell office:value-type="percentage" office:value="0.84829609387558269" table:style-name="ce49">
            <text:p>84,8%</text:p>
          </table:table-cell>
          <table:table-cell office:value-type="float" office:value="896606" table:style-name="ce48">
            <text:p>896.60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74811736108356" table:style-name="ce49">
            <text:p>82,8%</text:p>
          </table:table-cell>
          <table:table-cell office:value-type="percentage" office:value="0.73505851489004115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31" table:style-name="ce48">
            <text:p>94.831</text:p>
          </table:table-cell>
          <table:table-cell office:value-type="percentage" office:value="0.94488950000996397" table:style-name="ce49">
            <text:p>94,5%</text:p>
          </table:table-cell>
          <table:table-cell office:value-type="float" office:value="156210" table:style-name="ce48">
            <text:p>156.210</text:p>
          </table:table-cell>
          <table:table-cell office:value-type="percentage" office:value="0.93289777002735208" table:style-name="ce49">
            <text:p>93,3%</text:p>
          </table:table-cell>
          <table:table-cell office:value-type="float" office:value="229464" table:style-name="ce48">
            <text:p>229.464</text:p>
          </table:table-cell>
          <table:table-cell office:value-type="percentage" office:value="0.91218222655085368" table:style-name="ce49">
            <text:p>91,2%</text:p>
          </table:table-cell>
          <table:table-cell office:value-type="float" office:value="325921" table:style-name="ce48">
            <text:p>325.921</text:p>
          </table:table-cell>
          <table:table-cell office:value-type="percentage" office:value="0.88506084231507653" table:style-name="ce49">
            <text:p>88,5%</text:p>
          </table:table-cell>
          <table:table-cell office:value-type="float" office:value="325086" table:style-name="ce48">
            <text:p>325.086</text:p>
          </table:table-cell>
          <table:table-cell office:value-type="percentage" office:value="0.82487154438537957" table:style-name="ce49">
            <text:p>82,5%</text:p>
          </table:table-cell>
          <table:table-cell office:value-type="float" office:value="239452" table:style-name="ce48">
            <text:p>239.452</text:p>
          </table:table-cell>
          <table:table-cell office:value-type="percentage" office:value="0.76535980719934027" table:style-name="ce49">
            <text:p>76,5%</text:p>
          </table:table-cell>
          <table:table-cell office:value-type="float" office:value="200646" table:style-name="ce48">
            <text:p>200.646</text:p>
          </table:table-cell>
          <table:table-cell office:value-type="percentage" office:value="0.78786355729549107" table:style-name="ce49">
            <text:p>78,8%</text:p>
          </table:table-cell>
          <table:table-cell office:value-type="float" office:value="171785" table:style-name="ce48">
            <text:p>171.785</text:p>
          </table:table-cell>
          <table:table-cell office:value-type="percentage" office:value="0.932271456869183" table:style-name="ce49">
            <text:p>93,2%</text:p>
          </table:table-cell>
          <table:table-cell office:value-type="float" office:value="1743395" table:style-name="ce48">
            <text:p>1.743.39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33162266481699" table:style-name="ce49">
            <text:p>85,7%</text:p>
          </table:table-cell>
          <table:table-cell office:value-type="percentage" office:value="0.77678625930049827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3" table:style-name="ce48">
            <text:p>42.583</text:p>
          </table:table-cell>
          <table:table-cell office:value-type="percentage" office:value="1" table:style-name="ce49">
            <text:p>100,0%</text:p>
          </table:table-cell>
          <table:table-cell office:value-type="float" office:value="56216" table:style-name="ce48">
            <text:p>56.216</text:p>
          </table:table-cell>
          <table:table-cell office:value-type="percentage" office:value="1" table:style-name="ce49">
            <text:p>100,0%</text:p>
          </table:table-cell>
          <table:table-cell office:value-type="float" office:value="77291" table:style-name="ce48">
            <text:p>77.291</text:p>
          </table:table-cell>
          <table:table-cell office:value-type="percentage" office:value="0.97519462003356172" table:style-name="ce49">
            <text:p>97,5%</text:p>
          </table:table-cell>
          <table:table-cell office:value-type="float" office:value="85186" table:style-name="ce48">
            <text:p>85.186</text:p>
          </table:table-cell>
          <table:table-cell office:value-type="percentage" office:value="0.9364185995383093" table:style-name="ce49">
            <text:p>93,6%</text:p>
          </table:table-cell>
          <table:table-cell office:value-type="float" office:value="89505" table:style-name="ce48">
            <text:p>89.505</text:p>
          </table:table-cell>
          <table:table-cell office:value-type="percentage" office:value="0.91907461031359738" table:style-name="ce49">
            <text:p>91,9%</text:p>
          </table:table-cell>
          <table:table-cell office:value-type="float" office:value="56897" table:style-name="ce48">
            <text:p>56.897</text:p>
          </table:table-cell>
          <table:table-cell office:value-type="percentage" office:value="0.84721105452812773" table:style-name="ce49">
            <text:p>84,7%</text:p>
          </table:table-cell>
          <table:table-cell office:value-type="float" office:value="43485" table:style-name="ce48">
            <text:p>43.485</text:p>
          </table:table-cell>
          <table:table-cell office:value-type="percentage" office:value="0.85477561771470134" table:style-name="ce49">
            <text:p>85,5%</text:p>
          </table:table-cell>
          <table:table-cell office:value-type="float" office:value="43163" table:style-name="ce48">
            <text:p>43.163</text:p>
          </table:table-cell>
          <table:table-cell office:value-type="percentage" office:value="0.95318331382638077" table:style-name="ce49">
            <text:p>95,3%</text:p>
          </table:table-cell>
          <table:table-cell office:value-type="float" office:value="494326" table:style-name="ce48">
            <text:p>494.326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8896600399953" table:style-name="ce49">
            <text:p>93,8%</text:p>
          </table:table-cell>
          <table:table-cell office:value-type="percentage" office:value="0.84694896814042542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18" table:style-name="ce48">
            <text:p>230.018</text:p>
          </table:table-cell>
          <table:table-cell office:value-type="percentage" office:value="1" table:style-name="ce49">
            <text:p>100,0%</text:p>
          </table:table-cell>
          <table:table-cell office:value-type="float" office:value="252334" table:style-name="ce48">
            <text:p>252.334</text:p>
          </table:table-cell>
          <table:table-cell office:value-type="percentage" office:value="1" table:style-name="ce49">
            <text:p>100,0%</text:p>
          </table:table-cell>
          <table:table-cell office:value-type="float" office:value="324614" table:style-name="ce48">
            <text:p>324.614</text:p>
          </table:table-cell>
          <table:table-cell office:value-type="percentage" office:value="0.99196621470894719" table:style-name="ce49">
            <text:p>99,2%</text:p>
          </table:table-cell>
          <table:table-cell office:value-type="float" office:value="357848" table:style-name="ce48">
            <text:p>357.848</text:p>
          </table:table-cell>
          <table:table-cell office:value-type="percentage" office:value="0.93873343074424909" table:style-name="ce49">
            <text:p>93,9%</text:p>
          </table:table-cell>
          <table:table-cell office:value-type="float" office:value="326184" table:style-name="ce48">
            <text:p>326.184</text:p>
          </table:table-cell>
          <table:table-cell office:value-type="percentage" office:value="0.90555854770378841" table:style-name="ce49">
            <text:p>90,6%</text:p>
          </table:table-cell>
          <table:table-cell office:value-type="float" office:value="218962" table:style-name="ce48">
            <text:p>218.962</text:p>
          </table:table-cell>
          <table:table-cell office:value-type="percentage" office:value="0.84573313454511745" table:style-name="ce49">
            <text:p>84,6%</text:p>
          </table:table-cell>
          <table:table-cell office:value-type="float" office:value="181053" table:style-name="ce48">
            <text:p>181.053</text:p>
          </table:table-cell>
          <table:table-cell office:value-type="percentage" office:value="0.85491479325145547" table:style-name="ce49">
            <text:p>85,5%</text:p>
          </table:table-cell>
          <table:table-cell office:value-type="float" office:value="155770" table:style-name="ce48">
            <text:p>155.770</text:p>
          </table:table-cell>
          <table:table-cell office:value-type="percentage" office:value="0.92611089311406791" table:style-name="ce49">
            <text:p>92,6%</text:p>
          </table:table-cell>
          <table:table-cell office:value-type="float" office:value="2046783" table:style-name="ce48">
            <text:p>2.046.78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2848064290249" table:style-name="ce49">
            <text:p>94,2%</text:p>
          </table:table-cell>
          <table:table-cell office:value-type="percentage" office:value="0.85759699059224881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97" table:style-name="ce48">
            <text:p>138.997</text:p>
          </table:table-cell>
          <table:table-cell office:value-type="percentage" office:value="1" table:style-name="ce49">
            <text:p>100,0%</text:p>
          </table:table-cell>
          <table:table-cell office:value-type="float" office:value="159422" table:style-name="ce48">
            <text:p>159.422</text:p>
          </table:table-cell>
          <table:table-cell office:value-type="percentage" office:value="1" table:style-name="ce49">
            <text:p>100,0%</text:p>
          </table:table-cell>
          <table:table-cell office:value-type="float" office:value="225506" table:style-name="ce48">
            <text:p>225.506</text:p>
          </table:table-cell>
          <table:table-cell office:value-type="percentage" office:value="0.98893995474240004" table:style-name="ce49">
            <text:p>98,9%</text:p>
          </table:table-cell>
          <table:table-cell office:value-type="float" office:value="290185" table:style-name="ce48">
            <text:p>290.185</text:p>
          </table:table-cell>
          <table:table-cell office:value-type="percentage" office:value="0.93185124290719223" table:style-name="ce49">
            <text:p>93,2%</text:p>
          </table:table-cell>
          <table:table-cell office:value-type="float" office:value="292191" table:style-name="ce48">
            <text:p>292.191</text:p>
          </table:table-cell>
          <table:table-cell office:value-type="percentage" office:value="0.88360383572083068" table:style-name="ce49">
            <text:p>88,4%</text:p>
          </table:table-cell>
          <table:table-cell office:value-type="float" office:value="212420" table:style-name="ce48">
            <text:p>212.420</text:p>
          </table:table-cell>
          <table:table-cell office:value-type="percentage" office:value="0.82412871337065619" table:style-name="ce49">
            <text:p>82,4%</text:p>
          </table:table-cell>
          <table:table-cell office:value-type="float" office:value="180695" table:style-name="ce48">
            <text:p>180.695</text:p>
          </table:table-cell>
          <table:table-cell office:value-type="percentage" office:value="0.8251214656243151" table:style-name="ce49">
            <text:p>82,5%</text:p>
          </table:table-cell>
          <table:table-cell office:value-type="float" office:value="159775" table:style-name="ce48">
            <text:p>159.775</text:p>
          </table:table-cell>
          <table:table-cell office:value-type="percentage" office:value="0.89854118864444144" table:style-name="ce49">
            <text:p>89,9%</text:p>
          </table:table-cell>
          <table:table-cell office:value-type="float" office:value="1659191" table:style-name="ce48">
            <text:p>1.659.19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361017839502845" table:style-name="ce49">
            <text:p>91,4%</text:p>
          </table:table-cell>
          <table:table-cell office:value-type="percentage" office:value="0.80989243679758827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143" table:style-name="ce48">
            <text:p>461.143</text:p>
          </table:table-cell>
          <table:table-cell office:value-type="percentage" office:value="1" table:style-name="ce49">
            <text:p>100,0%</text:p>
          </table:table-cell>
          <table:table-cell office:value-type="float" office:value="622145" table:style-name="ce48">
            <text:p>622.145</text:p>
          </table:table-cell>
          <table:table-cell office:value-type="percentage" office:value="0.97862162910390471" table:style-name="ce49">
            <text:p>97,9%</text:p>
          </table:table-cell>
          <table:table-cell office:value-type="float" office:value="810026" table:style-name="ce48">
            <text:p>810.026</text:p>
          </table:table-cell>
          <table:table-cell office:value-type="percentage" office:value="0.95019495967079737" table:style-name="ce49">
            <text:p>95,0%</text:p>
          </table:table-cell>
          <table:table-cell office:value-type="float" office:value="1045042" table:style-name="ce48">
            <text:p>1.045.042</text:p>
          </table:table-cell>
          <table:table-cell office:value-type="percentage" office:value="0.95228817907036711" table:style-name="ce49">
            <text:p>95,2%</text:p>
          </table:table-cell>
          <table:table-cell office:value-type="float" office:value="1166854" table:style-name="ce48">
            <text:p>1.166.854</text:p>
          </table:table-cell>
          <table:table-cell office:value-type="percentage" office:value="0.91479933831426941" table:style-name="ce49">
            <text:p>91,5%</text:p>
          </table:table-cell>
          <table:table-cell office:value-type="float" office:value="833503" table:style-name="ce48">
            <text:p>833.503</text:p>
          </table:table-cell>
          <table:table-cell office:value-type="percentage" office:value="0.86227897391757735" table:style-name="ce49">
            <text:p>86,2%</text:p>
          </table:table-cell>
          <table:table-cell office:value-type="float" office:value="700082" table:style-name="ce48">
            <text:p>700.082</text:p>
          </table:table-cell>
          <table:table-cell office:value-type="percentage" office:value="0.84443983407494616" table:style-name="ce49">
            <text:p>84,4%</text:p>
          </table:table-cell>
          <table:table-cell office:value-type="float" office:value="606728" table:style-name="ce48">
            <text:p>606.728</text:p>
          </table:table-cell>
          <table:table-cell office:value-type="percentage" office:value="0.90372570427622612" table:style-name="ce49">
            <text:p>90,4%</text:p>
          </table:table-cell>
          <table:table-cell office:value-type="float" office:value="6245523" table:style-name="ce48">
            <text:p>6.245.523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84072131250028" table:style-name="ce49">
            <text:p>92,1%</text:p>
          </table:table-cell>
          <table:table-cell office:value-type="percentage" office:value="0.81414639824810886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0" table:style-name="ce48">
            <text:p>299.030</text:p>
          </table:table-cell>
          <table:table-cell office:value-type="percentage" office:value="1" table:style-name="ce49">
            <text:p>100,0%</text:p>
          </table:table-cell>
          <table:table-cell office:value-type="float" office:value="437819" table:style-name="ce48">
            <text:p>437.819</text:p>
          </table:table-cell>
          <table:table-cell office:value-type="percentage" office:value="0.99555000727643161" table:style-name="ce49">
            <text:p>99,6%</text:p>
          </table:table-cell>
          <table:table-cell office:value-type="float" office:value="576767" table:style-name="ce48">
            <text:p>576.767</text:p>
          </table:table-cell>
          <table:table-cell office:value-type="percentage" office:value="0.96588237264293131" table:style-name="ce49">
            <text:p>96,6%</text:p>
          </table:table-cell>
          <table:table-cell office:value-type="float" office:value="724035" table:style-name="ce48">
            <text:p>724.035</text:p>
          </table:table-cell>
          <table:table-cell office:value-type="percentage" office:value="0.94980821098365986" table:style-name="ce49">
            <text:p>95,0%</text:p>
          </table:table-cell>
          <table:table-cell office:value-type="float" office:value="768135" table:style-name="ce48">
            <text:p>768.135</text:p>
          </table:table-cell>
          <table:table-cell office:value-type="percentage" office:value="0.9136600283327565" table:style-name="ce49">
            <text:p>91,4%</text:p>
          </table:table-cell>
          <table:table-cell office:value-type="float" office:value="531180" table:style-name="ce48">
            <text:p>531.180</text:p>
          </table:table-cell>
          <table:table-cell office:value-type="percentage" office:value="0.8652253302949402" table:style-name="ce49">
            <text:p>86,5%</text:p>
          </table:table-cell>
          <table:table-cell office:value-type="float" office:value="449433" table:style-name="ce48">
            <text:p>449.433</text:p>
          </table:table-cell>
          <table:table-cell office:value-type="percentage" office:value="0.87647555546021338" table:style-name="ce49">
            <text:p>87,6%</text:p>
          </table:table-cell>
          <table:table-cell office:value-type="float" office:value="406881" table:style-name="ce48">
            <text:p>406.881</text:p>
          </table:table-cell>
          <table:table-cell office:value-type="percentage" office:value="0.94018055821928093" table:style-name="ce49">
            <text:p>94,0%</text:p>
          </table:table-cell>
          <table:table-cell office:value-type="float" office:value="4193280" table:style-name="ce48">
            <text:p>4.193.28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49415163670024" table:style-name="ce49">
            <text:p>93,3%</text:p>
          </table:table-cell>
          <table:table-cell office:value-type="percentage" office:value="0.83083863924335921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3" table:style-name="ce48">
            <text:p>78.433</text:p>
          </table:table-cell>
          <table:table-cell office:value-type="percentage" office:value="1" table:style-name="ce49">
            <text:p>100,0%</text:p>
          </table:table-cell>
          <table:table-cell office:value-type="float" office:value="96164" table:style-name="ce48">
            <text:p>96.164</text:p>
          </table:table-cell>
          <table:table-cell office:value-type="percentage" office:value="1" table:style-name="ce49">
            <text:p>100,0%</text:p>
          </table:table-cell>
          <table:table-cell office:value-type="float" office:value="133474" table:style-name="ce48">
            <text:p>133.474</text:p>
          </table:table-cell>
          <table:table-cell office:value-type="percentage" office:value="1" table:style-name="ce49">
            <text:p>100,0%</text:p>
          </table:table-cell>
          <table:table-cell office:value-type="float" office:value="162358" table:style-name="ce48">
            <text:p>162.358</text:p>
          </table:table-cell>
          <table:table-cell office:value-type="percentage" office:value="0.96668710889355947" table:style-name="ce49">
            <text:p>96,7%</text:p>
          </table:table-cell>
          <table:table-cell office:value-type="float" office:value="147384" table:style-name="ce48">
            <text:p>147.384</text:p>
          </table:table-cell>
          <table:table-cell office:value-type="percentage" office:value="0.93555758683729429" table:style-name="ce49">
            <text:p>93,6%</text:p>
          </table:table-cell>
          <table:table-cell office:value-type="float" office:value="114865" table:style-name="ce48">
            <text:p>114.865</text:p>
          </table:table-cell>
          <table:table-cell office:value-type="percentage" office:value="0.88465211564824942" table:style-name="ce49">
            <text:p>88,5%</text:p>
          </table:table-cell>
          <table:table-cell office:value-type="float" office:value="95700" table:style-name="ce48">
            <text:p>95.700</text:p>
          </table:table-cell>
          <table:table-cell office:value-type="percentage" office:value="0.85062130019732285" table:style-name="ce49">
            <text:p>85,1%</text:p>
          </table:table-cell>
          <table:table-cell office:value-type="float" office:value="81251" table:style-name="ce48">
            <text:p>81.251</text:p>
          </table:table-cell>
          <table:table-cell office:value-type="percentage" office:value="0.94798679251887197" table:style-name="ce49">
            <text:p>94,8%</text:p>
          </table:table-cell>
          <table:table-cell office:value-type="float" office:value="909629" table:style-name="ce48">
            <text:p>909.62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61509227384223" table:style-name="ce49">
            <text:p>95,8%</text:p>
          </table:table-cell>
          <table:table-cell office:value-type="percentage" office:value="0.85976357255536162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4" table:style-name="ce48">
            <text:p>243.07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64" table:style-name="ce48">
            <text:p>292.364</text:p>
          </table:table-cell>
          <table:table-cell office:value-type="percentage" office:value="1" table:style-name="ce49">
            <text:p>100,0%</text:p>
          </table:table-cell>
          <table:table-cell office:value-type="float" office:value="348252" table:style-name="ce48">
            <text:p>348.252</text:p>
          </table:table-cell>
          <table:table-cell office:value-type="percentage" office:value="0.98497027429107997" table:style-name="ce49">
            <text:p>98,5%</text:p>
          </table:table-cell>
          <table:table-cell office:value-type="float" office:value="393843" table:style-name="ce48">
            <text:p>393.843</text:p>
          </table:table-cell>
          <table:table-cell office:value-type="percentage" office:value="0.96247067448680357" table:style-name="ce49">
            <text:p>96,2%</text:p>
          </table:table-cell>
          <table:table-cell office:value-type="float" office:value="412572" table:style-name="ce48">
            <text:p>412.572</text:p>
          </table:table-cell>
          <table:table-cell office:value-type="percentage" office:value="0.93165656889555304" table:style-name="ce49">
            <text:p>93,2%</text:p>
          </table:table-cell>
          <table:table-cell office:value-type="float" office:value="268989" table:style-name="ce48">
            <text:p>268.989</text:p>
          </table:table-cell>
          <table:table-cell office:value-type="percentage" office:value="0.87164855248575812" table:style-name="ce49">
            <text:p>87,2%</text:p>
          </table:table-cell>
          <table:table-cell office:value-type="float" office:value="204779" table:style-name="ce48">
            <text:p>204.779</text:p>
          </table:table-cell>
          <table:table-cell office:value-type="percentage" office:value="0.88894435714223696" table:style-name="ce49">
            <text:p>88,9%</text:p>
          </table:table-cell>
          <table:table-cell office:value-type="float" office:value="176933" table:style-name="ce48">
            <text:p>176.933</text:p>
          </table:table-cell>
          <table:table-cell office:value-type="percentage" office:value="0.96503294353783053" table:style-name="ce49">
            <text:p>96,5%</text:p>
          </table:table-cell>
          <table:table-cell office:value-type="float" office:value="2340806" table:style-name="ce48">
            <text:p>2.340.80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0476233517241" table:style-name="ce49">
            <text:p>95,3%</text:p>
          </table:table-cell>
          <table:table-cell office:value-type="percentage" office:value="0.8679694579951025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3" table:style-name="ce48">
            <text:p>23.473</text:p>
          </table:table-cell>
          <table:table-cell office:value-type="percentage" office:value="1" table:style-name="ce49">
            <text:p>100,0%</text:p>
          </table:table-cell>
          <table:table-cell office:value-type="float" office:value="28786" table:style-name="ce48">
            <text:p>28.786</text:p>
          </table:table-cell>
          <table:table-cell office:value-type="percentage" office:value="1" table:style-name="ce49">
            <text:p>100,0%</text:p>
          </table:table-cell>
          <table:table-cell office:value-type="float" office:value="38521" table:style-name="ce48">
            <text:p>38.521</text:p>
          </table:table-cell>
          <table:table-cell office:value-type="percentage" office:value="0.99759154710726683" table:style-name="ce49">
            <text:p>99,8%</text:p>
          </table:table-cell>
          <table:table-cell office:value-type="float" office:value="45959" table:style-name="ce48">
            <text:p>45.959</text:p>
          </table:table-cell>
          <table:table-cell office:value-type="percentage" office:value="0.96755789473684206" table:style-name="ce49">
            <text:p>96,8%</text:p>
          </table:table-cell>
          <table:table-cell office:value-type="float" office:value="48531" table:style-name="ce48">
            <text:p>48.531</text:p>
          </table:table-cell>
          <table:table-cell office:value-type="percentage" office:value="0.93826850204933876" table:style-name="ce49">
            <text:p>93,8%</text:p>
          </table:table-cell>
          <table:table-cell office:value-type="float" office:value="32571" table:style-name="ce48">
            <text:p>32.571</text:p>
          </table:table-cell>
          <table:table-cell office:value-type="percentage" office:value="0.87944162436548223" table:style-name="ce49">
            <text:p>87,9%</text:p>
          </table:table-cell>
          <table:table-cell office:value-type="float" office:value="25831" table:style-name="ce48">
            <text:p>25.831</text:p>
          </table:table-cell>
          <table:table-cell office:value-type="percentage" office:value="0.8562951667440164" table:style-name="ce49">
            <text:p>85,6%</text:p>
          </table:table-cell>
          <table:table-cell office:value-type="float" office:value="25303" table:style-name="ce48">
            <text:p>25.303</text:p>
          </table:table-cell>
          <table:table-cell office:value-type="percentage" office:value="0.97375408889744086" table:style-name="ce49">
            <text:p>97,4%</text:p>
          </table:table-cell>
          <table:table-cell office:value-type="float" office:value="268975" table:style-name="ce48">
            <text:p>268.97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55775031174617" table:style-name="ce49">
            <text:p>95,6%</text:p>
          </table:table-cell>
          <table:table-cell office:value-type="percentage" office:value="0.8507128940843075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49" table:style-name="ce48">
            <text:p>374.849</text:p>
          </table:table-cell>
          <table:table-cell office:value-type="percentage" office:value="1" table:style-name="ce49">
            <text:p>100,0%</text:p>
          </table:table-cell>
          <table:table-cell office:value-type="float" office:value="512652" table:style-name="ce48">
            <text:p>512.652</text:p>
          </table:table-cell>
          <table:table-cell office:value-type="percentage" office:value="0.97268190873731142" table:style-name="ce49">
            <text:p>97,3%</text:p>
          </table:table-cell>
          <table:table-cell office:value-type="float" office:value="694090" table:style-name="ce48">
            <text:p>694.090</text:p>
          </table:table-cell>
          <table:table-cell office:value-type="percentage" office:value="0.9634010587709485" table:style-name="ce49">
            <text:p>96,3%</text:p>
          </table:table-cell>
          <table:table-cell office:value-type="float" office:value="950420" table:style-name="ce48">
            <text:p>950.420</text:p>
          </table:table-cell>
          <table:table-cell office:value-type="percentage" office:value="0.96025396081268266" table:style-name="ce49">
            <text:p>96,0%</text:p>
          </table:table-cell>
          <table:table-cell office:value-type="float" office:value="1052932" table:style-name="ce48">
            <text:p>1.052.932</text:p>
          </table:table-cell>
          <table:table-cell office:value-type="percentage" office:value="0.91081482968046756" table:style-name="ce49">
            <text:p>91,1%</text:p>
          </table:table-cell>
          <table:table-cell office:value-type="float" office:value="780093" table:style-name="ce48">
            <text:p>780.093</text:p>
          </table:table-cell>
          <table:table-cell office:value-type="percentage" office:value="0.86595792390247373" table:style-name="ce49">
            <text:p>86,6%</text:p>
          </table:table-cell>
          <table:table-cell office:value-type="float" office:value="636549" table:style-name="ce48">
            <text:p>636.549</text:p>
          </table:table-cell>
          <table:table-cell office:value-type="percentage" office:value="0.86539724317761912" table:style-name="ce49">
            <text:p>86,5%</text:p>
          </table:table-cell>
          <table:table-cell office:value-type="float" office:value="503073" table:style-name="ce48">
            <text:p>503.073</text:p>
          </table:table-cell>
          <table:table-cell office:value-type="percentage" office:value="0.88143988506149906" table:style-name="ce49">
            <text:p>88,1%</text:p>
          </table:table-cell>
          <table:table-cell office:value-type="float" office:value="5504658" table:style-name="ce48">
            <text:p>5.504.658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191304907059357" table:style-name="ce49">
            <text:p>92,2%</text:p>
          </table:table-cell>
          <table:table-cell office:value-type="percentage" office:value="0.81480138333894825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53" table:style-name="ce48">
            <text:p>72.853</text:p>
          </table:table-cell>
          <table:table-cell office:value-type="percentage" office:value="1" table:style-name="ce49">
            <text:p>100,0%</text:p>
          </table:table-cell>
          <table:table-cell office:value-type="float" office:value="103835" table:style-name="ce48">
            <text:p>103.835</text:p>
          </table:table-cell>
          <table:table-cell office:value-type="percentage" office:value="0.99916283366370928" table:style-name="ce49">
            <text:p>99,9%</text:p>
          </table:table-cell>
          <table:table-cell office:value-type="float" office:value="149794" table:style-name="ce48">
            <text:p>149.794</text:p>
          </table:table-cell>
          <table:table-cell office:value-type="percentage" office:value="0.97559609485414323" table:style-name="ce49">
            <text:p>97,6%</text:p>
          </table:table-cell>
          <table:table-cell office:value-type="float" office:value="209911" table:style-name="ce48">
            <text:p>209.911</text:p>
          </table:table-cell>
          <table:table-cell office:value-type="percentage" office:value="0.96243976469833059" table:style-name="ce49">
            <text:p>96,2%</text:p>
          </table:table-cell>
          <table:table-cell office:value-type="float" office:value="236794" table:style-name="ce48">
            <text:p>236.794</text:p>
          </table:table-cell>
          <table:table-cell office:value-type="percentage" office:value="0.93791688451605748" table:style-name="ce49">
            <text:p>93,8%</text:p>
          </table:table-cell>
          <table:table-cell office:value-type="float" office:value="174736" table:style-name="ce48">
            <text:p>174.736</text:p>
          </table:table-cell>
          <table:table-cell office:value-type="percentage" office:value="0.87774395450937848" table:style-name="ce49">
            <text:p>87,8%</text:p>
          </table:table-cell>
          <table:table-cell office:value-type="float" office:value="150078" table:style-name="ce48">
            <text:p>150.078</text:p>
          </table:table-cell>
          <table:table-cell office:value-type="percentage" office:value="0.8628197241561697" table:style-name="ce49">
            <text:p>86,3%</text:p>
          </table:table-cell>
          <table:table-cell office:value-type="float" office:value="131767" table:style-name="ce48">
            <text:p>131.767</text:p>
          </table:table-cell>
          <table:table-cell office:value-type="percentage" office:value="0.91115090999612769" table:style-name="ce49">
            <text:p>91,1%</text:p>
          </table:table-cell>
          <table:table-cell office:value-type="float" office:value="1229768" table:style-name="ce48">
            <text:p>1.229.76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32948799876136" table:style-name="ce49">
            <text:p>93,3%</text:p>
          </table:table-cell>
          <table:table-cell office:value-type="percentage" office:value="0.81276023147548437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2" table:style-name="ce48">
            <text:p>42.582</text:p>
          </table:table-cell>
          <table:table-cell office:value-type="percentage" office:value="1" table:style-name="ce49">
            <text:p>100,0%</text:p>
          </table:table-cell>
          <table:table-cell office:value-type="float" office:value="56013" table:style-name="ce48">
            <text:p>56.013</text:p>
          </table:table-cell>
          <table:table-cell office:value-type="percentage" office:value="0.98893008474576272" table:style-name="ce49">
            <text:p>98,9%</text:p>
          </table:table-cell>
          <table:table-cell office:value-type="float" office:value="72642" table:style-name="ce48">
            <text:p>72.642</text:p>
          </table:table-cell>
          <table:table-cell office:value-type="percentage" office:value="0.95998414166776791" table:style-name="ce49">
            <text:p>96,0%</text:p>
          </table:table-cell>
          <table:table-cell office:value-type="float" office:value="92553" table:style-name="ce48">
            <text:p>92.553</text:p>
          </table:table-cell>
          <table:table-cell office:value-type="percentage" office:value="0.94733771418043355" table:style-name="ce49">
            <text:p>94,7%</text:p>
          </table:table-cell>
          <table:table-cell office:value-type="float" office:value="96614" table:style-name="ce48">
            <text:p>96.614</text:p>
          </table:table-cell>
          <table:table-cell office:value-type="percentage" office:value="0.91384088608911973" table:style-name="ce49">
            <text:p>91,4%</text:p>
          </table:table-cell>
          <table:table-cell office:value-type="float" office:value="66073" table:style-name="ce48">
            <text:p>66.073</text:p>
          </table:table-cell>
          <table:table-cell office:value-type="percentage" office:value="0.86112160982157981" table:style-name="ce49">
            <text:p>86,1%</text:p>
          </table:table-cell>
          <table:table-cell office:value-type="float" office:value="60052" table:style-name="ce48">
            <text:p>60.052</text:p>
          </table:table-cell>
          <table:table-cell office:value-type="percentage" office:value="0.87282346443417347" table:style-name="ce49">
            <text:p>87,3%</text:p>
          </table:table-cell>
          <table:table-cell office:value-type="float" office:value="53106" table:style-name="ce48">
            <text:p>53.106</text:p>
          </table:table-cell>
          <table:table-cell office:value-type="percentage" office:value="0.92324542341058047" table:style-name="ce49">
            <text:p>92,3%</text:p>
          </table:table-cell>
          <table:table-cell office:value-type="float" office:value="539635" table:style-name="ce48">
            <text:p>539.63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12613457342108" table:style-name="ce49">
            <text:p>93,0%</text:p>
          </table:table-cell>
          <table:table-cell office:value-type="percentage" office:value="0.82054545399252499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98" table:style-name="ce48">
            <text:p>164.898</text:p>
          </table:table-cell>
          <table:table-cell office:value-type="percentage" office:value="1" table:style-name="ce49">
            <text:p>100,0%</text:p>
          </table:table-cell>
          <table:table-cell office:value-type="float" office:value="214678" table:style-name="ce48">
            <text:p>214.678</text:p>
          </table:table-cell>
          <table:table-cell office:value-type="percentage" office:value="0.99219840455524433" table:style-name="ce49">
            <text:p>99,2%</text:p>
          </table:table-cell>
          <table:table-cell office:value-type="float" office:value="280716" table:style-name="ce48">
            <text:p>280.716</text:p>
          </table:table-cell>
          <table:table-cell office:value-type="percentage" office:value="0.98786963820061024" table:style-name="ce49">
            <text:p>98,8%</text:p>
          </table:table-cell>
          <table:table-cell office:value-type="float" office:value="327501" table:style-name="ce48">
            <text:p>327.501</text:p>
          </table:table-cell>
          <table:table-cell office:value-type="percentage" office:value="0.97046822355963691" table:style-name="ce49">
            <text:p>97,0%</text:p>
          </table:table-cell>
          <table:table-cell office:value-type="float" office:value="326818" table:style-name="ce48">
            <text:p>326.818</text:p>
          </table:table-cell>
          <table:table-cell office:value-type="percentage" office:value="0.93895950170083664" table:style-name="ce49">
            <text:p>93,9%</text:p>
          </table:table-cell>
          <table:table-cell office:value-type="float" office:value="212486" table:style-name="ce48">
            <text:p>212.486</text:p>
          </table:table-cell>
          <table:table-cell office:value-type="percentage" office:value="0.89416962989458626" table:style-name="ce49">
            <text:p>89,4%</text:p>
          </table:table-cell>
          <table:table-cell office:value-type="float" office:value="175971" table:style-name="ce48">
            <text:p>175.971</text:p>
          </table:table-cell>
          <table:table-cell office:value-type="percentage" office:value="0.88332203900308714" table:style-name="ce49">
            <text:p>88,3%</text:p>
          </table:table-cell>
          <table:table-cell office:value-type="float" office:value="160252" table:style-name="ce48">
            <text:p>160.252</text:p>
          </table:table-cell>
          <table:table-cell office:value-type="percentage" office:value="0.9272930325141624" table:style-name="ce49">
            <text:p>92,7%</text:p>
          </table:table-cell>
          <table:table-cell office:value-type="float" office:value="1863320" table:style-name="ce48">
            <text:p>1.863.32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98153231320959" table:style-name="ce49">
            <text:p>95,3%</text:p>
          </table:table-cell>
          <table:table-cell office:value-type="percentage" office:value="0.85242379825683423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5" table:style-name="ce48">
            <text:p>2.405</text:p>
          </table:table-cell>
          <table:table-cell office:value-type="percentage" office:value="0.84772647162495596" table:style-name="ce49">
            <text:p>84,8%</text:p>
          </table:table-cell>
          <table:table-cell office:value-type="float" office:value="3925" table:style-name="ce48">
            <text:p>3.925</text:p>
          </table:table-cell>
          <table:table-cell office:value-type="percentage" office:value="0.89123524069028159" table:style-name="ce49">
            <text:p>89,1%</text:p>
          </table:table-cell>
          <table:table-cell office:value-type="float" office:value="7702" table:style-name="ce48">
            <text:p>7.702</text:p>
          </table:table-cell>
          <table:table-cell office:value-type="percentage" office:value="0.92472085484451916" table:style-name="ce49">
            <text:p>92,5%</text:p>
          </table:table-cell>
          <table:table-cell office:value-type="float" office:value="10664" table:style-name="ce48">
            <text:p>10.664</text:p>
          </table:table-cell>
          <table:table-cell office:value-type="percentage" office:value="0.92273081249459199" table:style-name="ce49">
            <text:p>92,3%</text:p>
          </table:table-cell>
          <table:table-cell office:value-type="float" office:value="11279" table:style-name="ce48">
            <text:p>11.279</text:p>
          </table:table-cell>
          <table:table-cell office:value-type="percentage" office:value="0.91276199724852314" table:style-name="ce49">
            <text:p>91,3%</text:p>
          </table:table-cell>
          <table:table-cell office:value-type="float" office:value="9488" table:style-name="ce48">
            <text:p>9.488</text:p>
          </table:table-cell>
          <table:table-cell office:value-type="percentage" office:value="0.8323537152381788" table:style-name="ce49">
            <text:p>83,2%</text:p>
          </table:table-cell>
          <table:table-cell office:value-type="float" office:value="9606" table:style-name="ce48">
            <text:p>9.606</text:p>
          </table:table-cell>
          <table:table-cell office:value-type="percentage" office:value="0.88412333179935576" table:style-name="ce49">
            <text:p>88,4%</text:p>
          </table:table-cell>
          <table:table-cell office:value-type="float" office:value="9179" table:style-name="ce48">
            <text:p>9.179</text:p>
          </table:table-cell>
          <table:table-cell office:value-type="percentage" office:value="0.98900980497791191" table:style-name="ce49">
            <text:p>98,9%</text:p>
          </table:table-cell>
          <table:table-cell office:value-type="float" office:value="64248" table:style-name="ce48">
            <text:p>64.24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453195173802248" table:style-name="ce49">
            <text:p>90,5%</text:p>
          </table:table-cell>
          <table:table-cell office:value-type="percentage" office:value="0.76928050576529328" table:style-name="ce49">
            <text:p>76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6" table:style-name="ce48">
            <text:p>2.096</text:p>
          </table:table-cell>
          <table:table-cell office:value-type="percentage" office:value="0.83472720031859815" table:style-name="ce49">
            <text:p>83,5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5" table:style-name="ce48">
            <text:p>10.155</text:p>
          </table:table-cell>
          <table:table-cell office:value-type="percentage" office:value="0.94019072308119622" table:style-name="ce49">
            <text:p>94,0%</text:p>
          </table:table-cell>
          <table:table-cell office:value-type="float" office:value="10643" table:style-name="ce48">
            <text:p>10.643</text:p>
          </table:table-cell>
          <table:table-cell office:value-type="percentage" office:value="0.97436601666208922" table:style-name="ce49">
            <text:p>97,4%</text:p>
          </table:table-cell>
          <table:table-cell office:value-type="float" office:value="9320" table:style-name="ce48">
            <text:p>9.320</text:p>
          </table:table-cell>
          <table:table-cell office:value-type="percentage" office:value="0.8509861212563915" table:style-name="ce49">
            <text:p>85,1%</text:p>
          </table:table-cell>
          <table:table-cell office:value-type="float" office:value="10221" table:style-name="ce48">
            <text:p>10.221</text:p>
          </table:table-cell>
          <table:table-cell office:value-type="percentage" office:value="0.87426225301513982" table:style-name="ce49">
            <text:p>87,4%</text:p>
          </table:table-cell>
          <table:table-cell office:value-type="float" office:value="8943" table:style-name="ce48">
            <text:p>8.943</text:p>
          </table:table-cell>
          <table:table-cell office:value-type="percentage" office:value="0.93350730688935279" table:style-name="ce49">
            <text:p>93,4%</text:p>
          </table:table-cell>
          <table:table-cell office:value-type="float" office:value="62312" table:style-name="ce48">
            <text:p>62.312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278235139015029" table:style-name="ce49">
            <text:p>91,3%</text:p>
          </table:table-cell>
          <table:table-cell office:value-type="percentage" office:value="0.74161529123324843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3" table:style-name="ce48">
            <text:p>3.693</text:p>
          </table:table-cell>
          <table:table-cell office:value-type="string" table:style-name="ce49">
            <text:p>-</text:p>
          </table:table-cell>
          <table:table-cell office:value-type="float" office:value="9652" table:style-name="ce48">
            <text:p>9.652</text:p>
          </table:table-cell>
          <table:table-cell office:value-type="string" table:style-name="ce49">
            <text:p>-</text:p>
          </table:table-cell>
          <table:table-cell office:value-type="float" office:value="22673" table:style-name="ce48">
            <text:p>22.673</text:p>
          </table:table-cell>
          <table:table-cell office:value-type="string" table:style-name="ce49">
            <text:p>-</text:p>
          </table:table-cell>
          <table:table-cell office:value-type="float" office:value="32643" table:style-name="ce48">
            <text:p>32.643</text:p>
          </table:table-cell>
          <table:table-cell office:value-type="string" table:style-name="ce49">
            <text:p>-</text:p>
          </table:table-cell>
          <table:table-cell office:value-type="float" office:value="25088" table:style-name="ce48">
            <text:p>25.088</text:p>
          </table:table-cell>
          <table:table-cell office:value-type="string" table:style-name="ce49">
            <text:p>-</text:p>
          </table:table-cell>
          <table:table-cell office:value-type="float" office:value="1233" table:style-name="ce48">
            <text:p>1.233</text:p>
          </table:table-cell>
          <table:table-cell office:value-type="string" table:style-name="ce49">
            <text:p>-</text:p>
          </table:table-cell>
          <table:table-cell office:value-type="float" office:value="95032" table:style-name="ce48">
            <text:p>95.032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18" table:style-name="ce51">
            <text:p>318</text:p>
          </table:table-cell>
          <table:table-cell office:value-type="string" table:style-name="ce52">
            <text:p>-</text:p>
          </table:table-cell>
          <table:table-cell office:value-type="float" office:value="918" table:style-name="ce51">
            <text:p>918</text:p>
          </table:table-cell>
          <table:table-cell office:value-type="string" table:style-name="ce52">
            <text:p>-</text:p>
          </table:table-cell>
          <table:table-cell office:value-type="float" office:value="1935" table:style-name="ce51">
            <text:p>1.935</text:p>
          </table:table-cell>
          <table:table-cell office:value-type="string" table:style-name="ce52">
            <text:p>-</text:p>
          </table:table-cell>
          <table:table-cell office:value-type="float" office:value="2397" table:style-name="ce51">
            <text:p>2.397</text:p>
          </table:table-cell>
          <table:table-cell office:value-type="string" table:style-name="ce52">
            <text:p>-</text:p>
          </table:table-cell>
          <table:table-cell office:value-type="float" office:value="2107" table:style-name="ce51">
            <text:p>2.107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28" table:style-name="ce51">
            <text:p>8.02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49653" table:style-name="ce55">
            <text:p>2.949.653</text:p>
          </table:table-cell>
          <table:table-cell office:value-type="percentage" office:value="1" table:style-name="ce56">
            <text:p>100,0%</text:p>
          </table:table-cell>
          <table:table-cell office:value-type="float" office:value="3967214" table:style-name="ce55">
            <text:p>3.967.214</text:p>
          </table:table-cell>
          <table:table-cell office:value-type="percentage" office:value="0.9925903760205903" table:style-name="ce56">
            <text:p>99,3%</text:p>
          </table:table-cell>
          <table:table-cell office:value-type="float" office:value="5335347" table:style-name="ce55">
            <text:p>5.335.347</text:p>
          </table:table-cell>
          <table:table-cell office:value-type="percentage" office:value="0.96871393659013083" table:style-name="ce56">
            <text:p>96,9%</text:p>
          </table:table-cell>
          <table:table-cell office:value-type="float" office:value="6768413" table:style-name="ce55">
            <text:p>6.768.413</text:p>
          </table:table-cell>
          <table:table-cell office:value-type="percentage" office:value="0.94932461526507239" table:style-name="ce56">
            <text:p>94,9%</text:p>
          </table:table-cell>
          <table:table-cell office:value-type="float" office:value="7132151" table:style-name="ce55">
            <text:p>7.132.151</text:p>
          </table:table-cell>
          <table:table-cell office:value-type="percentage" office:value="0.91241220201391671" table:style-name="ce56">
            <text:p>91,2%</text:p>
          </table:table-cell>
          <table:table-cell office:value-type="float" office:value="5124866" table:style-name="ce55">
            <text:p>5.124.866</text:p>
          </table:table-cell>
          <table:table-cell office:value-type="percentage" office:value="0.86247875301665089" table:style-name="ce56">
            <text:p>86,2%</text:p>
          </table:table-cell>
          <table:table-cell office:value-type="float" office:value="4248240" table:style-name="ce55">
            <text:p>4.248.240</text:p>
          </table:table-cell>
          <table:table-cell office:value-type="percentage" office:value="0.86265598966820689" table:style-name="ce56">
            <text:p>86,3%</text:p>
          </table:table-cell>
          <table:table-cell office:value-type="float" office:value="3659222" table:style-name="ce55">
            <text:p>3.659.222</text:p>
          </table:table-cell>
          <table:table-cell office:value-type="percentage" office:value="0.91848817835109875" table:style-name="ce56">
            <text:p>91,8%</text:p>
          </table:table-cell>
          <table:table-cell office:value-type="float" office:value="39185106" table:style-name="ce55">
            <text:p>39.185.10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88646075019077" table:style-name="ce56">
            <text:p>92,9%</text:p>
          </table:table-cell>
          <table:table-cell office:value-type="percentage" office:value="0.82671272587936329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28" table:style-name="ce45">
            <text:p>430.728</text:p>
          </table:table-cell>
          <table:table-cell office:value-type="percentage" office:value="1" table:style-name="ce46">
            <text:p>100,0%</text:p>
          </table:table-cell>
          <table:table-cell office:value-type="float" office:value="652888" table:style-name="ce45">
            <text:p>652.888</text:p>
          </table:table-cell>
          <table:table-cell office:value-type="percentage" office:value="0.99780689353728969" table:style-name="ce46">
            <text:p>99,8%</text:p>
          </table:table-cell>
          <table:table-cell office:value-type="float" office:value="933610" table:style-name="ce45">
            <text:p>933.610</text:p>
          </table:table-cell>
          <table:table-cell office:value-type="percentage" office:value="0.9743078115982714" table:style-name="ce46">
            <text:p>97,4%</text:p>
          </table:table-cell>
          <table:table-cell office:value-type="float" office:value="1222208" table:style-name="ce45">
            <text:p>1.222.208</text:p>
          </table:table-cell>
          <table:table-cell office:value-type="percentage" office:value="0.94922067644150976" table:style-name="ce46">
            <text:p>94,9%</text:p>
          </table:table-cell>
          <table:table-cell office:value-type="float" office:value="1266568" table:style-name="ce45">
            <text:p>1.266.568</text:p>
          </table:table-cell>
          <table:table-cell office:value-type="percentage" office:value="0.91492816772806607" table:style-name="ce46">
            <text:p>91,5%</text:p>
          </table:table-cell>
          <table:table-cell office:value-type="float" office:value="951440" table:style-name="ce45">
            <text:p>951.440</text:p>
          </table:table-cell>
          <table:table-cell office:value-type="percentage" office:value="0.86355356321129673" table:style-name="ce46">
            <text:p>86,4%</text:p>
          </table:table-cell>
          <table:table-cell office:value-type="float" office:value="791932" table:style-name="ce45">
            <text:p>791.932</text:p>
          </table:table-cell>
          <table:table-cell office:value-type="percentage" office:value="0.85511471614664314" table:style-name="ce46">
            <text:p>85,5%</text:p>
          </table:table-cell>
          <table:table-cell office:value-type="float" office:value="747069" table:style-name="ce45">
            <text:p>747.069</text:p>
          </table:table-cell>
          <table:table-cell office:value-type="percentage" office:value="0.96664665405527106" table:style-name="ce46">
            <text:p>96,7%</text:p>
          </table:table-cell>
          <table:table-cell office:value-type="float" office:value="6996443" table:style-name="ce45">
            <text:p>6.996.443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186445666991435" table:style-name="ce46">
            <text:p>93,2%</text:p>
          </table:table-cell>
          <table:table-cell office:value-type="percentage" office:value="0.82289631045643741" table:style-name="ce46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7" table:style-name="ce48">
            <text:p>100.51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56" table:style-name="ce48">
            <text:p>119.256</text:p>
          </table:table-cell>
          <table:table-cell office:value-type="percentage" office:value="0.99691536050156737" table:style-name="ce49">
            <text:p>99,7%</text:p>
          </table:table-cell>
          <table:table-cell office:value-type="float" office:value="155474" table:style-name="ce48">
            <text:p>155.474</text:p>
          </table:table-cell>
          <table:table-cell office:value-type="percentage" office:value="0.96382121381191499" table:style-name="ce49">
            <text:p>96,4%</text:p>
          </table:table-cell>
          <table:table-cell office:value-type="float" office:value="188369" table:style-name="ce48">
            <text:p>188.369</text:p>
          </table:table-cell>
          <table:table-cell office:value-type="percentage" office:value="0.93729909936806488" table:style-name="ce49">
            <text:p>93,7%</text:p>
          </table:table-cell>
          <table:table-cell office:value-type="float" office:value="190985" table:style-name="ce48">
            <text:p>190.985</text:p>
          </table:table-cell>
          <table:table-cell office:value-type="percentage" office:value="0.89396967753713075" table:style-name="ce49">
            <text:p>89,4%</text:p>
          </table:table-cell>
          <table:table-cell office:value-type="float" office:value="129835" table:style-name="ce48">
            <text:p>129.835</text:p>
          </table:table-cell>
          <table:table-cell office:value-type="percentage" office:value="0.82029719859993178" table:style-name="ce49">
            <text:p>82,0%</text:p>
          </table:table-cell>
          <table:table-cell office:value-type="float" office:value="108120" table:style-name="ce48">
            <text:p>108.120</text:p>
          </table:table-cell>
          <table:table-cell office:value-type="percentage" office:value="0.82661814400831812" table:style-name="ce49">
            <text:p>82,7%</text:p>
          </table:table-cell>
          <table:table-cell office:value-type="float" office:value="96143" table:style-name="ce48">
            <text:p>96.143</text:p>
          </table:table-cell>
          <table:table-cell office:value-type="percentage" office:value="0.89822211011145681" table:style-name="ce49">
            <text:p>89,8%</text:p>
          </table:table-cell>
          <table:table-cell office:value-type="float" office:value="1088699" table:style-name="ce48">
            <text:p>1.088.69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5328465925906" table:style-name="ce49">
            <text:p>91,5%</text:p>
          </table:table-cell>
          <table:table-cell office:value-type="percentage" office:value="0.81787394648017897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579" table:style-name="ce48">
            <text:p>88.579</text:p>
          </table:table-cell>
          <table:table-cell office:value-type="percentage" office:value="1" table:style-name="ce49">
            <text:p>100,0%</text:p>
          </table:table-cell>
          <table:table-cell office:value-type="float" office:value="114627" table:style-name="ce48">
            <text:p>114.627</text:p>
          </table:table-cell>
          <table:table-cell office:value-type="percentage" office:value="1" table:style-name="ce49">
            <text:p>100,0%</text:p>
          </table:table-cell>
          <table:table-cell office:value-type="float" office:value="149473" table:style-name="ce48">
            <text:p>149.473</text:p>
          </table:table-cell>
          <table:table-cell office:value-type="percentage" office:value="0.98343969998026182" table:style-name="ce49">
            <text:p>98,3%</text:p>
          </table:table-cell>
          <table:table-cell office:value-type="float" office:value="154981" table:style-name="ce48">
            <text:p>154.981</text:p>
          </table:table-cell>
          <table:table-cell office:value-type="percentage" office:value="0.9561829433068243" table:style-name="ce49">
            <text:p>95,6%</text:p>
          </table:table-cell>
          <table:table-cell office:value-type="float" office:value="152402" table:style-name="ce48">
            <text:p>152.402</text:p>
          </table:table-cell>
          <table:table-cell office:value-type="percentage" office:value="0.91852700096432016" table:style-name="ce49">
            <text:p>91,9%</text:p>
          </table:table-cell>
          <table:table-cell office:value-type="float" office:value="91924" table:style-name="ce48">
            <text:p>91.924</text:p>
          </table:table-cell>
          <table:table-cell office:value-type="percentage" office:value="0.84651582543673043" table:style-name="ce49">
            <text:p>84,7%</text:p>
          </table:table-cell>
          <table:table-cell office:value-type="float" office:value="67487" table:style-name="ce48">
            <text:p>67.487</text:p>
          </table:table-cell>
          <table:table-cell office:value-type="percentage" office:value="0.85165694959743565" table:style-name="ce49">
            <text:p>85,2%</text:p>
          </table:table-cell>
          <table:table-cell office:value-type="float" office:value="65858" table:style-name="ce48">
            <text:p>65.858</text:p>
          </table:table-cell>
          <table:table-cell office:value-type="percentage" office:value="1.0092252053451023" table:style-name="ce49">
            <text:p>100,9%</text:p>
          </table:table-cell>
          <table:table-cell office:value-type="float" office:value="885331" table:style-name="ce48">
            <text:p>885.33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5114778165763" table:style-name="ce49">
            <text:p>95,2%</text:p>
          </table:table-cell>
          <table:table-cell office:value-type="percentage" office:value="0.87406517397266625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8" table:style-name="ce48">
            <text:p>51.418</text:p>
          </table:table-cell>
          <table:table-cell office:value-type="percentage" office:value="0.95870079988067047" table:style-name="ce49">
            <text:p>95,9%</text:p>
          </table:table-cell>
          <table:table-cell office:value-type="float" office:value="79854" table:style-name="ce48">
            <text:p>79.854</text:p>
          </table:table-cell>
          <table:table-cell office:value-type="percentage" office:value="0.91539995873168722" table:style-name="ce49">
            <text:p>91,5%</text:p>
          </table:table-cell>
          <table:table-cell office:value-type="float" office:value="112158" table:style-name="ce48">
            <text:p>112.158</text:p>
          </table:table-cell>
          <table:table-cell office:value-type="percentage" office:value="0.8804094416490702" table:style-name="ce49">
            <text:p>88,0%</text:p>
          </table:table-cell>
          <table:table-cell office:value-type="float" office:value="153076" table:style-name="ce48">
            <text:p>153.076</text:p>
          </table:table-cell>
          <table:table-cell office:value-type="percentage" office:value="0.86236113301935691" table:style-name="ce49">
            <text:p>86,2%</text:p>
          </table:table-cell>
          <table:table-cell office:value-type="float" office:value="172776" table:style-name="ce48">
            <text:p>172.776</text:p>
          </table:table-cell>
          <table:table-cell office:value-type="percentage" office:value="0.7975884370542371" table:style-name="ce49">
            <text:p>79,8%</text:p>
          </table:table-cell>
          <table:table-cell office:value-type="float" office:value="133446" table:style-name="ce48">
            <text:p>133.446</text:p>
          </table:table-cell>
          <table:table-cell office:value-type="percentage" office:value="0.72506479323216355" table:style-name="ce49">
            <text:p>72,5%</text:p>
          </table:table-cell>
          <table:table-cell office:value-type="float" office:value="102767" table:style-name="ce48">
            <text:p>102.767</text:p>
          </table:table-cell>
          <table:table-cell office:value-type="percentage" office:value="0.74895964668070814" table:style-name="ce49">
            <text:p>74,9%</text:p>
          </table:table-cell>
          <table:table-cell office:value-type="float" office:value="84272" table:style-name="ce48">
            <text:p>84.272</text:p>
          </table:table-cell>
          <table:table-cell office:value-type="percentage" office:value="0.84664844880244339" table:style-name="ce49">
            <text:p>84,7%</text:p>
          </table:table-cell>
          <table:table-cell office:value-type="float" office:value="889767" table:style-name="ce48">
            <text:p>889.767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143434143873584" table:style-name="ce49">
            <text:p>82,1%</text:p>
          </table:table-cell>
          <table:table-cell office:value-type="percentage" office:value="0.72945174314935135" table:style-name="ce49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769" table:style-name="ce48">
            <text:p>92.769</text:p>
          </table:table-cell>
          <table:table-cell office:value-type="percentage" office:value="0.92434387517187777" table:style-name="ce49">
            <text:p>92,4%</text:p>
          </table:table-cell>
          <table:table-cell office:value-type="float" office:value="151915" table:style-name="ce48">
            <text:p>151.915</text:p>
          </table:table-cell>
          <table:table-cell office:value-type="percentage" office:value="0.90724770970939883" table:style-name="ce49">
            <text:p>90,7%</text:p>
          </table:table-cell>
          <table:table-cell office:value-type="float" office:value="225285" table:style-name="ce48">
            <text:p>225.285</text:p>
          </table:table-cell>
          <table:table-cell office:value-type="percentage" office:value="0.89556955735326271" table:style-name="ce49">
            <text:p>89,6%</text:p>
          </table:table-cell>
          <table:table-cell office:value-type="float" office:value="324029" table:style-name="ce48">
            <text:p>324.029</text:p>
          </table:table-cell>
          <table:table-cell office:value-type="percentage" office:value="0.87992298647375267" table:style-name="ce49">
            <text:p>88,0%</text:p>
          </table:table-cell>
          <table:table-cell office:value-type="float" office:value="321603" table:style-name="ce48">
            <text:p>321.603</text:p>
          </table:table-cell>
          <table:table-cell office:value-type="percentage" office:value="0.81603379809949128" table:style-name="ce49">
            <text:p>81,6%</text:p>
          </table:table-cell>
          <table:table-cell office:value-type="float" office:value="232931" table:style-name="ce48">
            <text:p>232.931</text:p>
          </table:table-cell>
          <table:table-cell office:value-type="percentage" office:value="0.74451675179472099" table:style-name="ce49">
            <text:p>74,5%</text:p>
          </table:table-cell>
          <table:table-cell office:value-type="float" office:value="190753" table:style-name="ce48">
            <text:p>190.753</text:p>
          </table:table-cell>
          <table:table-cell office:value-type="percentage" office:value="0.74901735965225724" table:style-name="ce49">
            <text:p>74,9%</text:p>
          </table:table-cell>
          <table:table-cell office:value-type="float" office:value="167005" table:style-name="ce48">
            <text:p>167.005</text:p>
          </table:table-cell>
          <table:table-cell office:value-type="percentage" office:value="0.90633055653542449" table:style-name="ce49">
            <text:p>90,6%</text:p>
          </table:table-cell>
          <table:table-cell office:value-type="float" office:value="1706290" table:style-name="ce48">
            <text:p>1.706.29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3908487430372958" table:style-name="ce49">
            <text:p>83,9%</text:p>
          </table:table-cell>
          <table:table-cell office:value-type="percentage" office:value="0.76025377288672225" table:style-name="ce4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68" table:style-name="ce48">
            <text:p>42.268</text:p>
          </table:table-cell>
          <table:table-cell office:value-type="percentage" office:value="1" table:style-name="ce49">
            <text:p>100,0%</text:p>
          </table:table-cell>
          <table:table-cell office:value-type="float" office:value="56095" table:style-name="ce48">
            <text:p>56.095</text:p>
          </table:table-cell>
          <table:table-cell office:value-type="percentage" office:value="1" table:style-name="ce49">
            <text:p>100,0%</text:p>
          </table:table-cell>
          <table:table-cell office:value-type="float" office:value="77142" table:style-name="ce48">
            <text:p>77.142</text:p>
          </table:table-cell>
          <table:table-cell office:value-type="percentage" office:value="0.97331465990385713" table:style-name="ce49">
            <text:p>97,3%</text:p>
          </table:table-cell>
          <table:table-cell office:value-type="float" office:value="85061" table:style-name="ce48">
            <text:p>85.061</text:p>
          </table:table-cell>
          <table:table-cell office:value-type="percentage" office:value="0.93504452017148509" table:style-name="ce49">
            <text:p>93,5%</text:p>
          </table:table-cell>
          <table:table-cell office:value-type="float" office:value="89237" table:style-name="ce48">
            <text:p>89.237</text:p>
          </table:table-cell>
          <table:table-cell office:value-type="percentage" office:value="0.91632267471710516" table:style-name="ce49">
            <text:p>91,6%</text:p>
          </table:table-cell>
          <table:table-cell office:value-type="float" office:value="56596" table:style-name="ce48">
            <text:p>56.596</text:p>
          </table:table-cell>
          <table:table-cell office:value-type="percentage" office:value="0.84272908663152568" table:style-name="ce49">
            <text:p>84,3%</text:p>
          </table:table-cell>
          <table:table-cell office:value-type="float" office:value="43224" table:style-name="ce48">
            <text:p>43.224</text:p>
          </table:table-cell>
          <table:table-cell office:value-type="percentage" office:value="0.84964519489709667" table:style-name="ce49">
            <text:p>85,0%</text:p>
          </table:table-cell>
          <table:table-cell office:value-type="float" office:value="44914" table:style-name="ce48">
            <text:p>44.914</text:p>
          </table:table-cell>
          <table:table-cell office:value-type="percentage" office:value="0.99185124660468604" table:style-name="ce49">
            <text:p>99,2%</text:p>
          </table:table-cell>
          <table:table-cell office:value-type="float" office:value="494537" table:style-name="ce48">
            <text:p>494.53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28999244870626" table:style-name="ce49">
            <text:p>93,8%</text:p>
          </table:table-cell>
          <table:table-cell office:value-type="percentage" office:value="0.84731048307647494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80" table:style-name="ce48">
            <text:p>228.180</text:p>
          </table:table-cell>
          <table:table-cell office:value-type="percentage" office:value="1" table:style-name="ce49">
            <text:p>100,0%</text:p>
          </table:table-cell>
          <table:table-cell office:value-type="float" office:value="250689" table:style-name="ce48">
            <text:p>250.689</text:p>
          </table:table-cell>
          <table:table-cell office:value-type="percentage" office:value="1" table:style-name="ce49">
            <text:p>100,0%</text:p>
          </table:table-cell>
          <table:table-cell office:value-type="float" office:value="323749" table:style-name="ce48">
            <text:p>323.749</text:p>
          </table:table-cell>
          <table:table-cell office:value-type="percentage" office:value="0.98932291905403624" table:style-name="ce49">
            <text:p>98,9%</text:p>
          </table:table-cell>
          <table:table-cell office:value-type="float" office:value="355235" table:style-name="ce48">
            <text:p>355.235</text:p>
          </table:table-cell>
          <table:table-cell office:value-type="percentage" office:value="0.93187881522443428" table:style-name="ce49">
            <text:p>93,2%</text:p>
          </table:table-cell>
          <table:table-cell office:value-type="float" office:value="323541" table:style-name="ce48">
            <text:p>323.541</text:p>
          </table:table-cell>
          <table:table-cell office:value-type="percentage" office:value="0.89822099821766677" table:style-name="ce49">
            <text:p>89,8%</text:p>
          </table:table-cell>
          <table:table-cell office:value-type="float" office:value="215731" table:style-name="ce48">
            <text:p>215.731</text:p>
          </table:table-cell>
          <table:table-cell office:value-type="percentage" office:value="0.83325350904975626" table:style-name="ce49">
            <text:p>83,3%</text:p>
          </table:table-cell>
          <table:table-cell office:value-type="float" office:value="177632" table:style-name="ce48">
            <text:p>177.632</text:p>
          </table:table-cell>
          <table:table-cell office:value-type="percentage" office:value="0.83876116139938328" table:style-name="ce49">
            <text:p>83,9%</text:p>
          </table:table-cell>
          <table:table-cell office:value-type="float" office:value="160185" table:style-name="ce48">
            <text:p>160.185</text:p>
          </table:table-cell>
          <table:table-cell office:value-type="percentage" office:value="0.95235971890272175" table:style-name="ce49">
            <text:p>95,2%</text:p>
          </table:table-cell>
          <table:table-cell office:value-type="float" office:value="2034942" table:style-name="ce48">
            <text:p>2.034.942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683352293051725" table:style-name="ce49">
            <text:p>93,7%</text:p>
          </table:table-cell>
          <table:table-cell office:value-type="percentage" office:value="0.85263564101801315" table:style-name="ce49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17" table:style-name="ce48">
            <text:p>136.917</text:p>
          </table:table-cell>
          <table:table-cell office:value-type="percentage" office:value="1" table:style-name="ce49">
            <text:p>100,0%</text:p>
          </table:table-cell>
          <table:table-cell office:value-type="float" office:value="157997" table:style-name="ce48">
            <text:p>157.997</text:p>
          </table:table-cell>
          <table:table-cell office:value-type="percentage" office:value="1" table:style-name="ce49">
            <text:p>100,0%</text:p>
          </table:table-cell>
          <table:table-cell office:value-type="float" office:value="222800" table:style-name="ce48">
            <text:p>222.800</text:p>
          </table:table-cell>
          <table:table-cell office:value-type="percentage" office:value="0.9770729910361885" table:style-name="ce49">
            <text:p>97,7%</text:p>
          </table:table-cell>
          <table:table-cell office:value-type="float" office:value="286196" table:style-name="ce48">
            <text:p>286.196</text:p>
          </table:table-cell>
          <table:table-cell office:value-type="percentage" office:value="0.91904164004020461" table:style-name="ce49">
            <text:p>91,9%</text:p>
          </table:table-cell>
          <table:table-cell office:value-type="float" office:value="286472" table:style-name="ce48">
            <text:p>286.472</text:p>
          </table:table-cell>
          <table:table-cell office:value-type="percentage" office:value="0.86630922248329967" table:style-name="ce49">
            <text:p>86,6%</text:p>
          </table:table-cell>
          <table:table-cell office:value-type="float" office:value="206049" table:style-name="ce48">
            <text:p>206.049</text:p>
          </table:table-cell>
          <table:table-cell office:value-type="percentage" office:value="0.79941105951092328" table:style-name="ce49">
            <text:p>79,9%</text:p>
          </table:table-cell>
          <table:table-cell office:value-type="float" office:value="173582" table:style-name="ce48">
            <text:p>173.582</text:p>
          </table:table-cell>
          <table:table-cell office:value-type="percentage" office:value="0.79264082706217576" table:style-name="ce49">
            <text:p>79,3%</text:p>
          </table:table-cell>
          <table:table-cell office:value-type="float" office:value="164140" table:style-name="ce48">
            <text:p>164.140</text:p>
          </table:table-cell>
          <table:table-cell office:value-type="percentage" office:value="0.92308903585729063" table:style-name="ce49">
            <text:p>92,3%</text:p>
          </table:table-cell>
          <table:table-cell office:value-type="float" office:value="1634153" table:style-name="ce48">
            <text:p>1.634.15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9982335599383734" table:style-name="ce49">
            <text:p>90,0%</text:p>
          </table:table-cell>
          <table:table-cell office:value-type="percentage" office:value="0.79767076561413919" table:style-name="ce49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502" table:style-name="ce48">
            <text:p>455.502</text:p>
          </table:table-cell>
          <table:table-cell office:value-type="percentage" office:value="1" table:style-name="ce49">
            <text:p>100,0%</text:p>
          </table:table-cell>
          <table:table-cell office:value-type="float" office:value="618317" table:style-name="ce48">
            <text:p>618.317</text:p>
          </table:table-cell>
          <table:table-cell office:value-type="percentage" office:value="0.97260026174386849" table:style-name="ce49">
            <text:p>97,3%</text:p>
          </table:table-cell>
          <table:table-cell office:value-type="float" office:value="801841" table:style-name="ce48">
            <text:p>801.841</text:p>
          </table:table-cell>
          <table:table-cell office:value-type="percentage" office:value="0.94059360644891865" table:style-name="ce49">
            <text:p>94,1%</text:p>
          </table:table-cell>
          <table:table-cell office:value-type="float" office:value="1039073" table:style-name="ce48">
            <text:p>1.039.073</text:p>
          </table:table-cell>
          <table:table-cell office:value-type="percentage" office:value="0.9468489640523382" table:style-name="ce49">
            <text:p>94,7%</text:p>
          </table:table-cell>
          <table:table-cell office:value-type="float" office:value="1154567" table:style-name="ce48">
            <text:p>1.154.567</text:p>
          </table:table-cell>
          <table:table-cell office:value-type="percentage" office:value="0.90516647981623322" table:style-name="ce49">
            <text:p>90,5%</text:p>
          </table:table-cell>
          <table:table-cell office:value-type="float" office:value="816645" table:style-name="ce48">
            <text:p>816.645</text:p>
          </table:table-cell>
          <table:table-cell office:value-type="percentage" office:value="0.84483896597243202" table:style-name="ce49">
            <text:p>84,5%</text:p>
          </table:table-cell>
          <table:table-cell office:value-type="float" office:value="681381" table:style-name="ce48">
            <text:p>681.381</text:p>
          </table:table-cell>
          <table:table-cell office:value-type="percentage" office:value="0.82188266314777536" table:style-name="ce49">
            <text:p>82,2%</text:p>
          </table:table-cell>
          <table:table-cell office:value-type="float" office:value="596394" table:style-name="ce48">
            <text:p>596.394</text:p>
          </table:table-cell>
          <table:table-cell office:value-type="percentage" office:value="0.88833313721488971" table:style-name="ce49">
            <text:p>88,8%</text:p>
          </table:table-cell>
          <table:table-cell office:value-type="float" office:value="6163720" table:style-name="ce48">
            <text:p>6.163.72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877967638071044" table:style-name="ce49">
            <text:p>90,9%</text:p>
          </table:table-cell>
          <table:table-cell office:value-type="percentage" office:value="0.80348282086381451" table:style-name="ce49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385" table:style-name="ce48">
            <text:p>295.385</text:p>
          </table:table-cell>
          <table:table-cell office:value-type="percentage" office:value="1" table:style-name="ce49">
            <text:p>100,0%</text:p>
          </table:table-cell>
          <table:table-cell office:value-type="float" office:value="435494" table:style-name="ce48">
            <text:p>435.494</text:p>
          </table:table-cell>
          <table:table-cell office:value-type="percentage" office:value="0.99026322491450192" table:style-name="ce49">
            <text:p>99,0%</text:p>
          </table:table-cell>
          <table:table-cell office:value-type="float" office:value="579353" table:style-name="ce48">
            <text:p>579.353</text:p>
          </table:table-cell>
          <table:table-cell office:value-type="percentage" office:value="0.97021301537327931" table:style-name="ce49">
            <text:p>97,0%</text:p>
          </table:table-cell>
          <table:table-cell office:value-type="float" office:value="733225" table:style-name="ce48">
            <text:p>733.225</text:p>
          </table:table-cell>
          <table:table-cell office:value-type="percentage" office:value="0.96186389538971739" table:style-name="ce49">
            <text:p>96,2%</text:p>
          </table:table-cell>
          <table:table-cell office:value-type="float" office:value="769273" table:style-name="ce48">
            <text:p>769.273</text:p>
          </table:table-cell>
          <table:table-cell office:value-type="percentage" office:value="0.91501362517737705" table:style-name="ce49">
            <text:p>91,5%</text:p>
          </table:table-cell>
          <table:table-cell office:value-type="float" office:value="529697" table:style-name="ce48">
            <text:p>529.697</text:p>
          </table:table-cell>
          <table:table-cell office:value-type="percentage" office:value="0.86280971004412621" table:style-name="ce49">
            <text:p>86,3%</text:p>
          </table:table-cell>
          <table:table-cell office:value-type="float" office:value="446747" table:style-name="ce48">
            <text:p>446.747</text:p>
          </table:table-cell>
          <table:table-cell office:value-type="percentage" office:value="0.8712373701423437" table:style-name="ce49">
            <text:p>87,1%</text:p>
          </table:table-cell>
          <table:table-cell office:value-type="float" office:value="419655" table:style-name="ce48">
            <text:p>419.655</text:p>
          </table:table-cell>
          <table:table-cell office:value-type="percentage" office:value="0.96969745984578382" table:style-name="ce49">
            <text:p>97,0%</text:p>
          </table:table-cell>
          <table:table-cell office:value-type="float" office:value="4208829" table:style-name="ce48">
            <text:p>4.208.82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695561868965138" table:style-name="ce49">
            <text:p>93,7%</text:p>
          </table:table-cell>
          <table:table-cell office:value-type="percentage" office:value="0.83391945187728655" table:style-name="ce49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5" table:style-name="ce48">
            <text:p>77.675</text:p>
          </table:table-cell>
          <table:table-cell office:value-type="percentage" office:value="1" table:style-name="ce49">
            <text:p>100,0%</text:p>
          </table:table-cell>
          <table:table-cell office:value-type="float" office:value="95753" table:style-name="ce48">
            <text:p>95.753</text:p>
          </table:table-cell>
          <table:table-cell office:value-type="percentage" office:value="1" table:style-name="ce49">
            <text:p>100,0%</text:p>
          </table:table-cell>
          <table:table-cell office:value-type="float" office:value="132825" table:style-name="ce48">
            <text:p>132.825</text:p>
          </table:table-cell>
          <table:table-cell office:value-type="percentage" office:value="1.0163752534720893" table:style-name="ce49">
            <text:p>101,6%</text:p>
          </table:table-cell>
          <table:table-cell office:value-type="float" office:value="161523" table:style-name="ce48">
            <text:p>161.523</text:p>
          </table:table-cell>
          <table:table-cell office:value-type="percentage" office:value="0.96171547992593165" table:style-name="ce49">
            <text:p>96,2%</text:p>
          </table:table-cell>
          <table:table-cell office:value-type="float" office:value="146090" table:style-name="ce48">
            <text:p>146.090</text:p>
          </table:table-cell>
          <table:table-cell office:value-type="percentage" office:value="0.92734359130611421" table:style-name="ce49">
            <text:p>92,7%</text:p>
          </table:table-cell>
          <table:table-cell office:value-type="float" office:value="113123" table:style-name="ce48">
            <text:p>113.123</text:p>
          </table:table-cell>
          <table:table-cell office:value-type="percentage" office:value="0.87123580967637593" table:style-name="ce49">
            <text:p>87,1%</text:p>
          </table:table-cell>
          <table:table-cell office:value-type="float" office:value="93325" table:style-name="ce48">
            <text:p>93.325</text:p>
          </table:table-cell>
          <table:table-cell office:value-type="percentage" office:value="0.82951131495209141" table:style-name="ce49">
            <text:p>83,0%</text:p>
          </table:table-cell>
          <table:table-cell office:value-type="float" office:value="84625" table:style-name="ce48">
            <text:p>84.625</text:p>
          </table:table-cell>
          <table:table-cell office:value-type="percentage" office:value="0.98735255340746009" table:style-name="ce49">
            <text:p>98,7%</text:p>
          </table:table-cell>
          <table:table-cell office:value-type="float" office:value="904939" table:style-name="ce48">
            <text:p>904.93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26776784680332" table:style-name="ce49">
            <text:p>95,3%</text:p>
          </table:table-cell>
          <table:table-cell office:value-type="percentage" office:value="0.85533067611595093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92" table:style-name="ce48">
            <text:p>241.692</text:p>
          </table:table-cell>
          <table:table-cell office:value-type="percentage" office:value="1" table:style-name="ce49">
            <text:p>100,0%</text:p>
          </table:table-cell>
          <table:table-cell office:value-type="float" office:value="291465" table:style-name="ce48">
            <text:p>291.465</text:p>
          </table:table-cell>
          <table:table-cell office:value-type="percentage" office:value="0.99820541184770661" table:style-name="ce49">
            <text:p>99,8%</text:p>
          </table:table-cell>
          <table:table-cell office:value-type="float" office:value="348035" table:style-name="ce48">
            <text:p>348.035</text:p>
          </table:table-cell>
          <table:table-cell office:value-type="percentage" office:value="0.98435652749415947" table:style-name="ce49">
            <text:p>98,4%</text:p>
          </table:table-cell>
          <table:table-cell office:value-type="float" office:value="392798" table:style-name="ce48">
            <text:p>392.798</text:p>
          </table:table-cell>
          <table:table-cell office:value-type="percentage" office:value="0.95991691104594334" table:style-name="ce49">
            <text:p>96,0%</text:p>
          </table:table-cell>
          <table:table-cell office:value-type="float" office:value="411095" table:style-name="ce48">
            <text:p>411.095</text:p>
          </table:table-cell>
          <table:table-cell office:value-type="percentage" office:value="0.92832125590228454" table:style-name="ce49">
            <text:p>92,8%</text:p>
          </table:table-cell>
          <table:table-cell office:value-type="float" office:value="266974" table:style-name="ce48">
            <text:p>266.974</text:p>
          </table:table-cell>
          <table:table-cell office:value-type="percentage" office:value="0.86511902215827707" table:style-name="ce49">
            <text:p>86,5%</text:p>
          </table:table-cell>
          <table:table-cell office:value-type="float" office:value="202100" table:style-name="ce48">
            <text:p>202.100</text:p>
          </table:table-cell>
          <table:table-cell office:value-type="percentage" office:value="0.87731483491200801" table:style-name="ce49">
            <text:p>87,7%</text:p>
          </table:table-cell>
          <table:table-cell office:value-type="float" office:value="188514" table:style-name="ce48">
            <text:p>188.514</text:p>
          </table:table-cell>
          <table:table-cell office:value-type="percentage" office:value="1.0281983593681823" table:style-name="ce49">
            <text:p>102,8%</text:p>
          </table:table-cell>
          <table:table-cell office:value-type="float" office:value="2342673" table:style-name="ce48">
            <text:p>2.342.67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80776319791283" table:style-name="ce49">
            <text:p>95,4%</text:p>
          </table:table-cell>
          <table:table-cell office:value-type="percentage" office:value="0.868661740473051" table:style-name="ce49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550" table:style-name="ce48">
            <text:p>23.550</text:p>
          </table:table-cell>
          <table:table-cell office:value-type="percentage" office:value="1" table:style-name="ce49">
            <text:p>100,0%</text:p>
          </table:table-cell>
          <table:table-cell office:value-type="float" office:value="28925" table:style-name="ce48">
            <text:p>28.925</text:p>
          </table:table-cell>
          <table:table-cell office:value-type="percentage" office:value="1" table:style-name="ce49">
            <text:p>100,0%</text:p>
          </table:table-cell>
          <table:table-cell office:value-type="float" office:value="40248" table:style-name="ce48">
            <text:p>40.248</text:p>
          </table:table-cell>
          <table:table-cell office:value-type="percentage" office:value="1.042316258351893" table:style-name="ce49">
            <text:p>104,2%</text:p>
          </table:table-cell>
          <table:table-cell office:value-type="float" office:value="50547" table:style-name="ce48">
            <text:p>50.547</text:p>
          </table:table-cell>
          <table:table-cell office:value-type="percentage" office:value="1.0641473684210527" table:style-name="ce49">
            <text:p>106,4%</text:p>
          </table:table-cell>
          <table:table-cell office:value-type="float" office:value="52899" table:style-name="ce48">
            <text:p>52.899</text:p>
          </table:table-cell>
          <table:table-cell office:value-type="percentage" office:value="1.022716727244606" table:style-name="ce49">
            <text:p>102,3%</text:p>
          </table:table-cell>
          <table:table-cell office:value-type="float" office:value="31664" table:style-name="ce48">
            <text:p>31.664</text:p>
          </table:table-cell>
          <table:table-cell office:value-type="percentage" office:value="0.85495193865428232" table:style-name="ce49">
            <text:p>85,5%</text:p>
          </table:table-cell>
          <table:table-cell office:value-type="float" office:value="24517" table:style-name="ce48">
            <text:p>24.517</text:p>
          </table:table-cell>
          <table:table-cell office:value-type="percentage" office:value="0.81273619306504008" table:style-name="ce49">
            <text:p>81,3%</text:p>
          </table:table-cell>
          <table:table-cell office:value-type="float" office:value="24147" table:style-name="ce48">
            <text:p>24.147</text:p>
          </table:table-cell>
          <table:table-cell office:value-type="percentage" office:value="0.9292668847411969" table:style-name="ce49">
            <text:p>92,9%</text:p>
          </table:table-cell>
          <table:table-cell office:value-type="float" office:value="276497" table:style-name="ce48">
            <text:p>276.49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8230063343979479" table:style-name="ce49">
            <text:p>98,2%</text:p>
          </table:table-cell>
          <table:table-cell office:value-type="percentage" office:value="0.87450344112140077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769" table:style-name="ce48">
            <text:p>371.769</text:p>
          </table:table-cell>
          <table:table-cell office:value-type="percentage" office:value="1" table:style-name="ce49">
            <text:p>100,0%</text:p>
          </table:table-cell>
          <table:table-cell office:value-type="float" office:value="510855" table:style-name="ce48">
            <text:p>510.855</text:p>
          </table:table-cell>
          <table:table-cell office:value-type="percentage" office:value="0.9692723650507542" table:style-name="ce49">
            <text:p>96,9%</text:p>
          </table:table-cell>
          <table:table-cell office:value-type="float" office:value="689945" table:style-name="ce48">
            <text:p>689.945</text:p>
          </table:table-cell>
          <table:table-cell office:value-type="percentage" office:value="0.95764777405483736" table:style-name="ce49">
            <text:p>95,8%</text:p>
          </table:table-cell>
          <table:table-cell office:value-type="float" office:value="959393" table:style-name="ce48">
            <text:p>959.393</text:p>
          </table:table-cell>
          <table:table-cell office:value-type="percentage" office:value="0.96931980411393082" table:style-name="ce49">
            <text:p>96,9%</text:p>
          </table:table-cell>
          <table:table-cell office:value-type="float" office:value="1049082" table:style-name="ce48">
            <text:p>1.049.082</text:p>
          </table:table-cell>
          <table:table-cell office:value-type="percentage" office:value="0.90748447492415873" table:style-name="ce49">
            <text:p>90,7%</text:p>
          </table:table-cell>
          <table:table-cell office:value-type="float" office:value="767960" table:style-name="ce48">
            <text:p>767.960</text:p>
          </table:table-cell>
          <table:table-cell office:value-type="percentage" office:value="0.85248944323323461" table:style-name="ce49">
            <text:p>85,2%</text:p>
          </table:table-cell>
          <table:table-cell office:value-type="float" office:value="622576" table:style-name="ce48">
            <text:p>622.576</text:p>
          </table:table-cell>
          <table:table-cell office:value-type="percentage" office:value="0.84640075480214316" table:style-name="ce49">
            <text:p>84,6%</text:p>
          </table:table-cell>
          <table:table-cell office:value-type="float" office:value="502713" table:style-name="ce48">
            <text:p>502.713</text:p>
          </table:table-cell>
          <table:table-cell office:value-type="percentage" office:value="0.8808091249956197" table:style-name="ce49">
            <text:p>88,1%</text:p>
          </table:table-cell>
          <table:table-cell office:value-type="float" office:value="5474293" table:style-name="ce48">
            <text:p>5.474.293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1682755788566828" table:style-name="ce49">
            <text:p>91,7%</text:p>
          </table:table-cell>
          <table:table-cell office:value-type="percentage" office:value="0.81030674552401272" table:style-name="ce49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873" table:style-name="ce48">
            <text:p>75.873</text:p>
          </table:table-cell>
          <table:table-cell office:value-type="percentage" office:value="1" table:style-name="ce49">
            <text:p>100,0%</text:p>
          </table:table-cell>
          <table:table-cell office:value-type="float" office:value="108086" table:style-name="ce48">
            <text:p>108.086</text:p>
          </table:table-cell>
          <table:table-cell office:value-type="percentage" office:value="1" table:style-name="ce49">
            <text:p>100,0%</text:p>
          </table:table-cell>
          <table:table-cell office:value-type="float" office:value="153518" table:style-name="ce48">
            <text:p>153.518</text:p>
          </table:table-cell>
          <table:table-cell office:value-type="percentage" office:value="0.99985020287740733" table:style-name="ce49">
            <text:p>100,0%</text:p>
          </table:table-cell>
          <table:table-cell office:value-type="float" office:value="211409" table:style-name="ce48">
            <text:p>211.409</text:p>
          </table:table-cell>
          <table:table-cell office:value-type="percentage" office:value="0.96930807921028139" table:style-name="ce49">
            <text:p>96,9%</text:p>
          </table:table-cell>
          <table:table-cell office:value-type="float" office:value="234920" table:style-name="ce48">
            <text:p>234.920</text:p>
          </table:table-cell>
          <table:table-cell office:value-type="percentage" office:value="0.93049416163632614" table:style-name="ce49">
            <text:p>93,0%</text:p>
          </table:table-cell>
          <table:table-cell office:value-type="float" office:value="170675" table:style-name="ce48">
            <text:p>170.675</text:p>
          </table:table-cell>
          <table:table-cell office:value-type="percentage" office:value="0.85734450505842053" table:style-name="ce49">
            <text:p>85,7%</text:p>
          </table:table-cell>
          <table:table-cell office:value-type="float" office:value="144465" table:style-name="ce48">
            <text:p>144.465</text:p>
          </table:table-cell>
          <table:table-cell office:value-type="percentage" office:value="0.8305497904437763" table:style-name="ce49">
            <text:p>83,1%</text:p>
          </table:table-cell>
          <table:table-cell office:value-type="float" office:value="131372" table:style-name="ce48">
            <text:p>131.372</text:p>
          </table:table-cell>
          <table:table-cell office:value-type="percentage" office:value="0.90841953864026115" table:style-name="ce49">
            <text:p>90,8%</text:p>
          </table:table-cell>
          <table:table-cell office:value-type="float" office:value="1230318" table:style-name="ce48">
            <text:p>1.230.31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74690918584657" table:style-name="ce49">
            <text:p>93,4%</text:p>
          </table:table-cell>
          <table:table-cell office:value-type="percentage" office:value="0.81312372940949429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06" table:style-name="ce48">
            <text:p>42.306</text:p>
          </table:table-cell>
          <table:table-cell office:value-type="percentage" office:value="1" table:style-name="ce49">
            <text:p>100,0%</text:p>
          </table:table-cell>
          <table:table-cell office:value-type="float" office:value="55896" table:style-name="ce48">
            <text:p>55.896</text:p>
          </table:table-cell>
          <table:table-cell office:value-type="percentage" office:value="0.98686440677966103" table:style-name="ce49">
            <text:p>98,7%</text:p>
          </table:table-cell>
          <table:table-cell office:value-type="float" office:value="72580" table:style-name="ce48">
            <text:p>72.580</text:p>
          </table:table-cell>
          <table:table-cell office:value-type="percentage" office:value="0.95916479450244485" table:style-name="ce49">
            <text:p>95,9%</text:p>
          </table:table-cell>
          <table:table-cell office:value-type="float" office:value="92493" table:style-name="ce48">
            <text:p>92.493</text:p>
          </table:table-cell>
          <table:table-cell office:value-type="percentage" office:value="0.94672357673647367" table:style-name="ce49">
            <text:p>94,7%</text:p>
          </table:table-cell>
          <table:table-cell office:value-type="float" office:value="96318" table:style-name="ce48">
            <text:p>96.318</text:p>
          </table:table-cell>
          <table:table-cell office:value-type="percentage" office:value="0.91104111688090572" table:style-name="ce49">
            <text:p>91,1%</text:p>
          </table:table-cell>
          <table:table-cell office:value-type="float" office:value="65510" table:style-name="ce48">
            <text:p>65.510</text:p>
          </table:table-cell>
          <table:table-cell office:value-type="percentage" office:value="0.85378409727743099" table:style-name="ce49">
            <text:p>85,4%</text:p>
          </table:table-cell>
          <table:table-cell office:value-type="float" office:value="59108" table:style-name="ce48">
            <text:p>59.108</text:p>
          </table:table-cell>
          <table:table-cell office:value-type="percentage" office:value="0.85910293305427166" table:style-name="ce49">
            <text:p>85,9%</text:p>
          </table:table-cell>
          <table:table-cell office:value-type="float" office:value="55002" table:style-name="ce48">
            <text:p>55.002</text:p>
          </table:table-cell>
          <table:table-cell office:value-type="percentage" office:value="0.95620729820413419" table:style-name="ce49">
            <text:p>95,6%</text:p>
          </table:table-cell>
          <table:table-cell office:value-type="float" office:value="539213" table:style-name="ce48">
            <text:p>539.21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39876657692344" table:style-name="ce49">
            <text:p>92,9%</text:p>
          </table:table-cell>
          <table:table-cell office:value-type="percentage" office:value="0.81990377919088153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970" table:style-name="ce48">
            <text:p>162.970</text:p>
          </table:table-cell>
          <table:table-cell office:value-type="percentage" office:value="1.0215889572859596" table:style-name="ce49">
            <text:p>102,2%</text:p>
          </table:table-cell>
          <table:table-cell office:value-type="float" office:value="213816" table:style-name="ce48">
            <text:p>213.816</text:p>
          </table:table-cell>
          <table:table-cell office:value-type="percentage" office:value="0.98821441446437985" table:style-name="ce49">
            <text:p>98,8%</text:p>
          </table:table-cell>
          <table:table-cell office:value-type="float" office:value="277103" table:style-name="ce48">
            <text:p>277.103</text:p>
          </table:table-cell>
          <table:table-cell office:value-type="percentage" office:value="0.97515510464064636" table:style-name="ce49">
            <text:p>97,5%</text:p>
          </table:table-cell>
          <table:table-cell office:value-type="float" office:value="325791" table:style-name="ce48">
            <text:p>325.791</text:p>
          </table:table-cell>
          <table:table-cell office:value-type="percentage" office:value="0.96540106143711835" table:style-name="ce49">
            <text:p>96,5%</text:p>
          </table:table-cell>
          <table:table-cell office:value-type="float" office:value="323908" table:style-name="ce48">
            <text:p>323.908</text:p>
          </table:table-cell>
          <table:table-cell office:value-type="percentage" office:value="0.93059897030431182" table:style-name="ce49">
            <text:p>93,1%</text:p>
          </table:table-cell>
          <table:table-cell office:value-type="float" office:value="208644" table:style-name="ce48">
            <text:p>208.644</text:p>
          </table:table-cell>
          <table:table-cell office:value-type="percentage" office:value="0.87800197782313216" table:style-name="ce49">
            <text:p>87,8%</text:p>
          </table:table-cell>
          <table:table-cell office:value-type="float" office:value="172390" table:style-name="ce48">
            <text:p>172.390</text:p>
          </table:table-cell>
          <table:table-cell office:value-type="percentage" office:value="0.86534648495344224" table:style-name="ce49">
            <text:p>86,5%</text:p>
          </table:table-cell>
          <table:table-cell office:value-type="float" office:value="163482" table:style-name="ce48">
            <text:p>163.482</text:p>
          </table:table-cell>
          <table:table-cell office:value-type="percentage" office:value="0.94598332339989699" table:style-name="ce49">
            <text:p>94,6%</text:p>
          </table:table-cell>
          <table:table-cell office:value-type="float" office:value="1848104" table:style-name="ce48">
            <text:p>1.848.104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519941920559636" table:style-name="ce49">
            <text:p>94,5%</text:p>
          </table:table-cell>
          <table:table-cell office:value-type="percentage" office:value="0.84546284656078852" table:style-name="ce49">
            <text:p>84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0" table:style-name="ce48">
            <text:p>2.390</text:p>
          </table:table-cell>
          <table:table-cell office:value-type="percentage" office:value="0.84243919633415576" table:style-name="ce49">
            <text:p>84,2%</text:p>
          </table:table-cell>
          <table:table-cell office:value-type="float" office:value="3885" table:style-name="ce48">
            <text:p>3.885</text:p>
          </table:table-cell>
          <table:table-cell office:value-type="percentage" office:value="0.88215258855585832" table:style-name="ce49">
            <text:p>88,2%</text:p>
          </table:table-cell>
          <table:table-cell office:value-type="float" office:value="7613" table:style-name="ce48">
            <text:p>7.613</text:p>
          </table:table-cell>
          <table:table-cell office:value-type="percentage" office:value="0.91403529835514463" table:style-name="ce49">
            <text:p>91,4%</text:p>
          </table:table-cell>
          <table:table-cell office:value-type="float" office:value="10561" table:style-name="ce48">
            <text:p>10.561</text:p>
          </table:table-cell>
          <table:table-cell office:value-type="percentage" office:value="0.91381846499956731" table:style-name="ce49">
            <text:p>91,4%</text:p>
          </table:table-cell>
          <table:table-cell office:value-type="float" office:value="11096" table:style-name="ce48">
            <text:p>11.096</text:p>
          </table:table-cell>
          <table:table-cell office:value-type="percentage" office:value="0.89795257748644497" table:style-name="ce49">
            <text:p>89,8%</text:p>
          </table:table-cell>
          <table:table-cell office:value-type="float" office:value="9145" table:style-name="ce48">
            <text:p>9.145</text:p>
          </table:table-cell>
          <table:table-cell office:value-type="percentage" office:value="0.80226335643477498" table:style-name="ce49">
            <text:p>80,2%</text:p>
          </table:table-cell>
          <table:table-cell office:value-type="float" office:value="8879" table:style-name="ce48">
            <text:p>8.879</text:p>
          </table:table-cell>
          <table:table-cell office:value-type="percentage" office:value="0.81721122871606078" table:style-name="ce49">
            <text:p>81,7%</text:p>
          </table:table-cell>
          <table:table-cell office:value-type="float" office:value="8639" table:style-name="ce48">
            <text:p>8.639</text:p>
          </table:table-cell>
          <table:table-cell office:value-type="percentage" office:value="0.93082641956685697" table:style-name="ce49">
            <text:p>93,1%</text:p>
          </table:table-cell>
          <table:table-cell office:value-type="float" office:value="62208" table:style-name="ce48">
            <text:p>62.20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581128834701316" table:style-name="ce49">
            <text:p>87,6%</text:p>
          </table:table-cell>
          <table:table-cell office:value-type="percentage" office:value="0.7448543410323647" table:style-name="ce49">
            <text:p>74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0" table:style-name="ce48">
            <text:p>2.050</text:p>
          </table:table-cell>
          <table:table-cell office:value-type="percentage" office:value="0.8164078056551175" table:style-name="ce49">
            <text:p>81,6%</text:p>
          </table:table-cell>
          <table:table-cell office:value-type="float" office:value="3363" table:style-name="ce48">
            <text:p>3.363</text:p>
          </table:table-cell>
          <table:table-cell office:value-type="percentage" office:value="0.88430186694714696" table:style-name="ce49">
            <text:p>88,4%</text:p>
          </table:table-cell>
          <table:table-cell office:value-type="float" office:value="7396" table:style-name="ce48">
            <text:p>7.396</text:p>
          </table:table-cell>
          <table:table-cell office:value-type="percentage" office:value="0.92392254840724553" table:style-name="ce49">
            <text:p>92,4%</text:p>
          </table:table-cell>
          <table:table-cell office:value-type="float" office:value="10033" table:style-name="ce48">
            <text:p>10.033</text:p>
          </table:table-cell>
          <table:table-cell office:value-type="percentage" office:value="0.92889547264142214" table:style-name="ce49">
            <text:p>92,9%</text:p>
          </table:table-cell>
          <table:table-cell office:value-type="float" office:value="10495" table:style-name="ce48">
            <text:p>10.495</text:p>
          </table:table-cell>
          <table:table-cell office:value-type="percentage" office:value="0.96081662546919344" table:style-name="ce49">
            <text:p>96,1%</text:p>
          </table:table-cell>
          <table:table-cell office:value-type="float" office:value="9000" table:style-name="ce48">
            <text:p>9.000</text:p>
          </table:table-cell>
          <table:table-cell office:value-type="percentage" office:value="0.82176771365960555" table:style-name="ce49">
            <text:p>82,2%</text:p>
          </table:table-cell>
          <table:table-cell office:value-type="float" office:value="9053" table:style-name="ce48">
            <text:p>9.053</text:p>
          </table:table-cell>
          <table:table-cell office:value-type="percentage" office:value="0.77435634248567276" table:style-name="ce49">
            <text:p>77,4%</text:p>
          </table:table-cell>
          <table:table-cell office:value-type="float" office:value="8414" table:style-name="ce48">
            <text:p>8.414</text:p>
          </table:table-cell>
          <table:table-cell office:value-type="percentage" office:value="0.87828810020876824" table:style-name="ce49">
            <text:p>87,8%</text:p>
          </table:table-cell>
          <table:table-cell office:value-type="float" office:value="59804" table:style-name="ce48">
            <text:p>59.804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604371136436876" table:style-name="ce49">
            <text:p>87,6%</text:p>
          </table:table-cell>
          <table:table-cell office:value-type="percentage" office:value="0.71176596605650899" table:style-name="ce49">
            <text:p>7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4" table:style-name="ce48">
            <text:p>3.784</text:p>
          </table:table-cell>
          <table:table-cell office:value-type="string" table:style-name="ce49">
            <text:p>-</text:p>
          </table:table-cell>
          <table:table-cell office:value-type="float" office:value="10044" table:style-name="ce48">
            <text:p>10.044</text:p>
          </table:table-cell>
          <table:table-cell office:value-type="string" table:style-name="ce49">
            <text:p>-</text:p>
          </table:table-cell>
          <table:table-cell office:value-type="float" office:value="23254" table:style-name="ce48">
            <text:p>23.254</text:p>
          </table:table-cell>
          <table:table-cell office:value-type="string" table:style-name="ce49">
            <text:p>-</text:p>
          </table:table-cell>
          <table:table-cell office:value-type="float" office:value="33024" table:style-name="ce48">
            <text:p>33.024</text:p>
          </table:table-cell>
          <table:table-cell office:value-type="string" table:style-name="ce49">
            <text:p>-</text:p>
          </table:table-cell>
          <table:table-cell office:value-type="float" office:value="24854" table:style-name="ce48">
            <text:p>24.854</text:p>
          </table:table-cell>
          <table:table-cell office:value-type="string" table:style-name="ce49">
            <text:p>-</text:p>
          </table:table-cell>
          <table:table-cell office:value-type="float" office:value="1347" table:style-name="ce48">
            <text:p>1.347</text:p>
          </table:table-cell>
          <table:table-cell office:value-type="string" table:style-name="ce49">
            <text:p>-</text:p>
          </table:table-cell>
          <table:table-cell office:value-type="float" office:value="96349" table:style-name="ce48">
            <text:p>96.349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06" table:style-name="ce51">
            <text:p>306</text:p>
          </table:table-cell>
          <table:table-cell office:value-type="string" table:style-name="ce52">
            <text:p>-</text:p>
          </table:table-cell>
          <table:table-cell office:value-type="float" office:value="938" table:style-name="ce51">
            <text:p>938</text:p>
          </table:table-cell>
          <table:table-cell office:value-type="string" table:style-name="ce52">
            <text:p>-</text:p>
          </table:table-cell>
          <table:table-cell office:value-type="float" office:value="1928" table:style-name="ce51">
            <text:p>1.928</text:p>
          </table:table-cell>
          <table:table-cell office:value-type="string" table:style-name="ce52">
            <text:p>-</text:p>
          </table:table-cell>
          <table:table-cell office:value-type="float" office:value="2414" table:style-name="ce51">
            <text:p>2.414</text:p>
          </table:table-cell>
          <table:table-cell office:value-type="string" table:style-name="ce52">
            <text:p>-</text:p>
          </table:table-cell>
          <table:table-cell office:value-type="float" office:value="2154" table:style-name="ce51">
            <text:p>2.154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078" table:style-name="ce51">
            <text:p>8.078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2593" table:style-name="ce55">
            <text:p>2.922.593</text:p>
          </table:table-cell>
          <table:table-cell office:value-type="percentage" office:value="1" table:style-name="ce56">
            <text:p>100,0%</text:p>
          </table:table-cell>
          <table:table-cell office:value-type="float" office:value="3949244" table:style-name="ce55">
            <text:p>3.949.244</text:p>
          </table:table-cell>
          <table:table-cell office:value-type="percentage" office:value="0.98809431176565221" table:style-name="ce56">
            <text:p>98,8%</text:p>
          </table:table-cell>
          <table:table-cell office:value-type="float" office:value="5314238" table:style-name="ce55">
            <text:p>5.314.238</text:p>
          </table:table-cell>
          <table:table-cell office:value-type="percentage" office:value="0.96488127444323002" table:style-name="ce56">
            <text:p>96,5%</text:p>
          </table:table-cell>
          <table:table-cell office:value-type="float" office:value="6766983" table:style-name="ce55">
            <text:p>6.766.983</text:p>
          </table:table-cell>
          <table:table-cell office:value-type="percentage" office:value="0.94912404620998825" table:style-name="ce56">
            <text:p>94,9%</text:p>
          </table:table-cell>
          <table:table-cell office:value-type="float" office:value="7088509" table:style-name="ce55">
            <text:p>7.088.509</text:p>
          </table:table-cell>
          <table:table-cell office:value-type="percentage" office:value="0.90682910466778766" table:style-name="ce56">
            <text:p>90,7%</text:p>
          </table:table-cell>
          <table:table-cell office:value-type="float" office:value="5042427" table:style-name="ce55">
            <text:p>5.042.427</text:p>
          </table:table-cell>
          <table:table-cell office:value-type="percentage" office:value="0.84860485154879994" table:style-name="ce56">
            <text:p>84,9%</text:p>
          </table:table-cell>
          <table:table-cell office:value-type="float" office:value="4147046" table:style-name="ce55">
            <text:p>4.147.046</text:p>
          </table:table-cell>
          <table:table-cell office:value-type="percentage" office:value="0.84210733652749814" table:style-name="ce56">
            <text:p>84,2%</text:p>
          </table:table-cell>
          <table:table-cell office:value-type="float" office:value="3714147" table:style-name="ce55">
            <text:p>3.714.147</text:p>
          </table:table-cell>
          <table:table-cell office:value-type="percentage" office:value="0.93227470543142732" table:style-name="ce56">
            <text:p>93,2%</text:p>
          </table:table-cell>
          <table:table-cell office:value-type="float" office:value="38945187" table:style-name="ce55">
            <text:p>38.945.187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319915928476337" table:style-name="ce56">
            <text:p>92,3%</text:p>
          </table:table-cell>
          <table:table-cell office:value-type="percentage" office:value="0.82165100445693684" table:style-name="ce56">
            <text:p>82,2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5922" table:style-name="ce61">
            <text:p>995.922</text:p>
          </table:table-cell>
          <table:table-cell office:value-type="percentage" office:value="0.91907280807961489" table:style-name="ce62">
            <text:p>91,9%</text:p>
          </table:table-cell>
          <table:table-cell office:value-type="float" office:value="865329" table:style-name="ce61">
            <text:p>865.329</text:p>
          </table:table-cell>
          <table:table-cell office:value-type="percentage" office:value="0.9268634654727349" table:style-name="ce62">
            <text:p>92,7%</text:p>
          </table:table-cell>
          <table:table-cell office:value-type="float" office:value="867743" table:style-name="ce61">
            <text:p>867.743</text:p>
          </table:table-cell>
          <table:table-cell office:value-type="percentage" office:value="0.70997980703775465" table:style-name="ce62">
            <text:p>71,0%</text:p>
          </table:table-cell>
          <table:table-cell office:value-type="float" office:value="687558" table:style-name="ce61">
            <text:p>687.558</text:p>
          </table:table-cell>
          <table:table-cell office:value-type="percentage" office:value="0.54285123262233059" table:style-name="ce62">
            <text:p>54,3%</text:p>
          </table:table-cell>
          <table:table-cell office:value-type="float" office:value="368962" table:style-name="ce61">
            <text:p>368.962</text:p>
          </table:table-cell>
          <table:table-cell office:value-type="percentage" office:value="0.38779323972084417" table:style-name="ce62">
            <text:p>38,8%</text:p>
          </table:table-cell>
          <table:table-cell office:value-type="float" office:value="252206" table:style-name="ce61">
            <text:p>252.206</text:p>
          </table:table-cell>
          <table:table-cell office:value-type="percentage" office:value="0.31846926251243796" table:style-name="ce62">
            <text:p>31,8%</text:p>
          </table:table-cell>
          <table:table-cell office:value-type="float" office:value="25256" table:style-name="ce61">
            <text:p>25.256</text:p>
          </table:table-cell>
          <table:table-cell office:value-type="percentage" office:value="0.15147662116450353" table:style-name="ce46">
            <text:p>15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483" table:style-name="ce7">
            <text:p>200.483</text:p>
          </table:table-cell>
          <table:table-cell office:value-type="percentage" office:value="0.91222761667720786" table:style-name="ce49">
            <text:p>91,2%</text:p>
          </table:table-cell>
          <table:table-cell office:value-type="float" office:value="142326" table:style-name="ce7">
            <text:p>142.326</text:p>
          </table:table-cell>
          <table:table-cell office:value-type="percentage" office:value="0.91543280548516148" table:style-name="ce49">
            <text:p>91,5%</text:p>
          </table:table-cell>
          <table:table-cell office:value-type="float" office:value="133921" table:style-name="ce7">
            <text:p>133.921</text:p>
          </table:table-cell>
          <table:table-cell office:value-type="percentage" office:value="0.71095031560394761" table:style-name="ce49">
            <text:p>71,1%</text:p>
          </table:table-cell>
          <table:table-cell office:value-type="float" office:value="102468" table:style-name="ce7">
            <text:p>102.468</text:p>
          </table:table-cell>
          <table:table-cell office:value-type="percentage" office:value="0.53652381077047939" table:style-name="ce49">
            <text:p>53,7%</text:p>
          </table:table-cell>
          <table:table-cell office:value-type="float" office:value="49221" table:style-name="ce7">
            <text:p>49.221</text:p>
          </table:table-cell>
          <table:table-cell office:value-type="percentage" office:value="0.37910424769900258" table:style-name="ce49">
            <text:p>37,9%</text:p>
          </table:table-cell>
          <table:table-cell office:value-type="float" office:value="36210" table:style-name="ce7">
            <text:p>36.210</text:p>
          </table:table-cell>
          <table:table-cell office:value-type="percentage" office:value="0.33490566037735847" table:style-name="ce49">
            <text:p>33,5%</text:p>
          </table:table-cell>
          <table:table-cell office:value-type="float" office:value="8003" table:style-name="ce7">
            <text:p>8.003</text:p>
          </table:table-cell>
          <table:table-cell office:value-type="percentage" office:value="0.35510493854550296" table:style-name="ce49">
            <text:p>35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529" table:style-name="ce7">
            <text:p>191.529</text:p>
          </table:table-cell>
          <table:table-cell office:value-type="percentage" office:value="0.94253614558625243" table:style-name="ce49">
            <text:p>94,3%</text:p>
          </table:table-cell>
          <table:table-cell office:value-type="float" office:value="141556" table:style-name="ce7">
            <text:p>141.556</text:p>
          </table:table-cell>
          <table:table-cell office:value-type="percentage" office:value="0.94703391247917679" table:style-name="ce49">
            <text:p>94,7%</text:p>
          </table:table-cell>
          <table:table-cell office:value-type="float" office:value="142965" table:style-name="ce7">
            <text:p>142.965</text:p>
          </table:table-cell>
          <table:table-cell office:value-type="percentage" office:value="0.92246791542189044" table:style-name="ce49">
            <text:p>92,2%</text:p>
          </table:table-cell>
          <table:table-cell office:value-type="float" office:value="123937" table:style-name="ce7">
            <text:p>123.937</text:p>
          </table:table-cell>
          <table:table-cell office:value-type="percentage" office:value="0.81322423590241599" table:style-name="ce49">
            <text:p>81,3%</text:p>
          </table:table-cell>
          <table:table-cell office:value-type="float" office:value="58243" table:style-name="ce7">
            <text:p>58.243</text:p>
          </table:table-cell>
          <table:table-cell office:value-type="percentage" office:value="0.63359949523519432" table:style-name="ce49">
            <text:p>63,4%</text:p>
          </table:table-cell>
          <table:table-cell office:value-type="float" office:value="40267" table:style-name="ce7">
            <text:p>40.267</text:p>
          </table:table-cell>
          <table:table-cell office:value-type="percentage" office:value="0.59666306103397693" table:style-name="ce49">
            <text:p>59,7%</text:p>
          </table:table-cell>
          <table:table-cell office:value-type="float" office:value="8922" table:style-name="ce7">
            <text:p>8.922</text:p>
          </table:table-cell>
          <table:table-cell office:value-type="percentage" office:value="0.61872399445214976" table:style-name="ce49">
            <text:p>61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841" table:style-name="ce7">
            <text:p>119.841</text:p>
          </table:table-cell>
          <table:table-cell office:value-type="percentage" office:value="0.91292126272167717" table:style-name="ce49">
            <text:p>91,3%</text:p>
          </table:table-cell>
          <table:table-cell office:value-type="float" office:value="98003" table:style-name="ce7">
            <text:p>98.003</text:p>
          </table:table-cell>
          <table:table-cell office:value-type="percentage" office:value="0.87379411187788658" table:style-name="ce49">
            <text:p>87,4%</text:p>
          </table:table-cell>
          <table:table-cell office:value-type="float" office:value="105926" table:style-name="ce7">
            <text:p>105.926</text:p>
          </table:table-cell>
          <table:table-cell office:value-type="percentage" office:value="0.69198306723457625" table:style-name="ce49">
            <text:p>69,2%</text:p>
          </table:table-cell>
          <table:table-cell office:value-type="float" office:value="77141" table:style-name="ce7">
            <text:p>77.141</text:p>
          </table:table-cell>
          <table:table-cell office:value-type="percentage" office:value="0.44647983516229106" table:style-name="ce49">
            <text:p>44,6%</text:p>
          </table:table-cell>
          <table:table-cell office:value-type="float" office:value="34830" table:style-name="ce7">
            <text:p>34.830</text:p>
          </table:table-cell>
          <table:table-cell office:value-type="percentage" office:value="0.26100445123870331" table:style-name="ce49">
            <text:p>26,1%</text:p>
          </table:table-cell>
          <table:table-cell office:value-type="float" office:value="23081" table:style-name="ce7">
            <text:p>23.081</text:p>
          </table:table-cell>
          <table:table-cell office:value-type="percentage" office:value="0.22459544406278281" table:style-name="ce49">
            <text:p>22,5%</text:p>
          </table:table-cell>
          <table:table-cell office:value-type="float" office:value="2371" table:style-name="ce7">
            <text:p>2.371</text:p>
          </table:table-cell>
          <table:table-cell office:value-type="percentage" office:value="0.11946389882601904" table:style-name="ce49">
            <text:p>11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2500" table:style-name="ce7">
            <text:p>222.500</text:p>
          </table:table-cell>
          <table:table-cell office:value-type="percentage" office:value="0.90933612332641289" table:style-name="ce49">
            <text:p>90,9%</text:p>
          </table:table-cell>
          <table:table-cell office:value-type="float" office:value="196375" table:style-name="ce7">
            <text:p>196.375</text:p>
          </table:table-cell>
          <table:table-cell office:value-type="percentage" office:value="0.87167365781121686" table:style-name="ce49">
            <text:p>87,2%</text:p>
          </table:table-cell>
          <table:table-cell office:value-type="float" office:value="238222" table:style-name="ce7">
            <text:p>238.222</text:p>
          </table:table-cell>
          <table:table-cell office:value-type="percentage" office:value="0.73518728261976551" table:style-name="ce49">
            <text:p>73,5%</text:p>
          </table:table-cell>
          <table:table-cell office:value-type="float" office:value="180665" table:style-name="ce7">
            <text:p>180.665</text:p>
          </table:table-cell>
          <table:table-cell office:value-type="percentage" office:value="0.56176403827078725" table:style-name="ce49">
            <text:p>56,2%</text:p>
          </table:table-cell>
          <table:table-cell office:value-type="float" office:value="72474" table:style-name="ce7">
            <text:p>72.474</text:p>
          </table:table-cell>
          <table:table-cell office:value-type="percentage" office:value="0.31113935027969658" table:style-name="ce49">
            <text:p>31,1%</text:p>
          </table:table-cell>
          <table:table-cell office:value-type="float" office:value="42272" table:style-name="ce7">
            <text:p>42.272</text:p>
          </table:table-cell>
          <table:table-cell office:value-type="percentage" office:value="0.22160595115148909" table:style-name="ce49">
            <text:p>22,2%</text:p>
          </table:table-cell>
          <table:table-cell office:value-type="float" office:value="3965" table:style-name="ce7">
            <text:p>3.965</text:p>
          </table:table-cell>
          <table:table-cell office:value-type="percentage" office:value="9.7539975399753995E-2" table:style-name="ce49">
            <text:p>9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1967" table:style-name="ce7">
            <text:p>91.967</text:p>
          </table:table-cell>
          <table:table-cell office:value-type="percentage" office:value="0.93497554974939767" table:style-name="ce49">
            <text:p>93,5%</text:p>
          </table:table-cell>
          <table:table-cell office:value-type="float" office:value="75314" table:style-name="ce7">
            <text:p>75.314</text:p>
          </table:table-cell>
          <table:table-cell office:value-type="percentage" office:value="0.97630344040859718" table:style-name="ce49">
            <text:p>97,6%</text:p>
          </table:table-cell>
          <table:table-cell office:value-type="float" office:value="70808" table:style-name="ce7">
            <text:p>70.808</text:p>
          </table:table-cell>
          <table:table-cell office:value-type="percentage" office:value="0.83243789750884656" table:style-name="ce49">
            <text:p>83,2%</text:p>
          </table:table-cell>
          <table:table-cell office:value-type="float" office:value="60173" table:style-name="ce7">
            <text:p>60.173</text:p>
          </table:table-cell>
          <table:table-cell office:value-type="percentage" office:value="0.67430550108138998" table:style-name="ce49">
            <text:p>67,4%</text:p>
          </table:table-cell>
          <table:table-cell office:value-type="float" office:value="29640" table:style-name="ce7">
            <text:p>29.640</text:p>
          </table:table-cell>
          <table:table-cell office:value-type="percentage" office:value="0.5237119231041063" table:style-name="ce49">
            <text:p>52,4%</text:p>
          </table:table-cell>
          <table:table-cell office:value-type="float" office:value="17244" table:style-name="ce7">
            <text:p>17.244</text:p>
          </table:table-cell>
          <table:table-cell office:value-type="percentage" office:value="0.39894503053858965" table:style-name="ce49">
            <text:p>39,9%</text:p>
          </table:table-cell>
          <table:table-cell office:value-type="float" office:value="2020" table:style-name="ce7">
            <text:p>2.020</text:p>
          </table:table-cell>
          <table:table-cell office:value-type="percentage" office:value="0.2039991920824076" table:style-name="ce49">
            <text:p>20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3300" table:style-name="ce7">
            <text:p>443.300</text:p>
          </table:table-cell>
          <table:table-cell office:value-type="percentage" office:value="0.92572290125274348" table:style-name="ce49">
            <text:p>92,6%</text:p>
          </table:table-cell>
          <table:table-cell office:value-type="float" office:value="292635" table:style-name="ce7">
            <text:p>292.635</text:p>
          </table:table-cell>
          <table:table-cell office:value-type="percentage" office:value="0.90389468384458327" table:style-name="ce49">
            <text:p>90,4%</text:p>
          </table:table-cell>
          <table:table-cell office:value-type="float" office:value="295784" table:style-name="ce7">
            <text:p>295.784</text:p>
          </table:table-cell>
          <table:table-cell office:value-type="percentage" office:value="0.83264317986684866" table:style-name="ce49">
            <text:p>83,3%</text:p>
          </table:table-cell>
          <table:table-cell office:value-type="float" office:value="221094" table:style-name="ce7">
            <text:p>221.094</text:p>
          </table:table-cell>
          <table:table-cell office:value-type="percentage" office:value="0.68335697794097194" table:style-name="ce49">
            <text:p>68,3%</text:p>
          </table:table-cell>
          <table:table-cell office:value-type="float" office:value="115049" table:style-name="ce7">
            <text:p>115.049</text:p>
          </table:table-cell>
          <table:table-cell office:value-type="percentage" office:value="0.53329841330175076" table:style-name="ce49">
            <text:p>53,3%</text:p>
          </table:table-cell>
          <table:table-cell office:value-type="float" office:value="84251" table:style-name="ce7">
            <text:p>84.251</text:p>
          </table:table-cell>
          <table:table-cell office:value-type="percentage" office:value="0.47430080165735905" table:style-name="ce49">
            <text:p>47,4%</text:p>
          </table:table-cell>
          <table:table-cell office:value-type="float" office:value="9429" table:style-name="ce7">
            <text:p>9.429</text:p>
          </table:table-cell>
          <table:table-cell office:value-type="percentage" office:value="0.25446645436390131" table:style-name="ce49">
            <text:p>25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395" table:style-name="ce7">
            <text:p>273.395</text:p>
          </table:table-cell>
          <table:table-cell office:value-type="percentage" office:value="0.92703296554249714" table:style-name="ce49">
            <text:p>92,7%</text:p>
          </table:table-cell>
          <table:table-cell office:value-type="float" office:value="207843" table:style-name="ce7">
            <text:p>207.843</text:p>
          </table:table-cell>
          <table:table-cell office:value-type="percentage" office:value="0.93286804308797122" table:style-name="ce49">
            <text:p>93,3%</text:p>
          </table:table-cell>
          <table:table-cell office:value-type="float" office:value="223432" table:style-name="ce7">
            <text:p>223.432</text:p>
          </table:table-cell>
          <table:table-cell office:value-type="percentage" office:value="0.78069574697060751" table:style-name="ce49">
            <text:p>78,1%</text:p>
          </table:table-cell>
          <table:table-cell office:value-type="float" office:value="176395" table:style-name="ce7">
            <text:p>176.395</text:p>
          </table:table-cell>
          <table:table-cell office:value-type="percentage" office:value="0.61574953224049822" table:style-name="ce49">
            <text:p>61,6%</text:p>
          </table:table-cell>
          <table:table-cell office:value-type="float" office:value="89214" table:style-name="ce7">
            <text:p>89.214</text:p>
          </table:table-cell>
          <table:table-cell office:value-type="percentage" office:value="0.43297468077981449" table:style-name="ce49">
            <text:p>43,3%</text:p>
          </table:table-cell>
          <table:table-cell office:value-type="float" office:value="60842" table:style-name="ce7">
            <text:p>60.842</text:p>
          </table:table-cell>
          <table:table-cell office:value-type="percentage" office:value="0.35050869329769213" table:style-name="ce49">
            <text:p>35,1%</text:p>
          </table:table-cell>
          <table:table-cell office:value-type="float" office:value="7339" table:style-name="ce7">
            <text:p>7.339</text:p>
          </table:table-cell>
          <table:table-cell office:value-type="percentage" office:value="0.20024556616643929" table:style-name="ce49">
            <text:p>20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2163" table:style-name="ce7">
            <text:p>972.163</text:p>
          </table:table-cell>
          <table:table-cell office:value-type="percentage" office:value="0.90533227666860061" table:style-name="ce49">
            <text:p>90,5%</text:p>
          </table:table-cell>
          <table:table-cell office:value-type="float" office:value="718653" table:style-name="ce7">
            <text:p>718.653</text:p>
          </table:table-cell>
          <table:table-cell office:value-type="percentage" office:value="0.89625374606686359" table:style-name="ce49">
            <text:p>89,6%</text:p>
          </table:table-cell>
          <table:table-cell office:value-type="float" office:value="755893" table:style-name="ce7">
            <text:p>755.893</text:p>
          </table:table-cell>
          <table:table-cell office:value-type="percentage" office:value="0.72746861866298129" table:style-name="ce49">
            <text:p>72,7%</text:p>
          </table:table-cell>
          <table:table-cell office:value-type="float" office:value="635213" table:style-name="ce7">
            <text:p>635.213</text:p>
          </table:table-cell>
          <table:table-cell office:value-type="percentage" office:value="0.55017422115823511" table:style-name="ce49">
            <text:p>55,0%</text:p>
          </table:table-cell>
          <table:table-cell office:value-type="float" office:value="304782" table:style-name="ce7">
            <text:p>304.782</text:p>
          </table:table-cell>
          <table:table-cell office:value-type="percentage" office:value="0.37321235053174878" table:style-name="ce49">
            <text:p>37,3%</text:p>
          </table:table-cell>
          <table:table-cell office:value-type="float" office:value="191271" table:style-name="ce7">
            <text:p>191.271</text:p>
          </table:table-cell>
          <table:table-cell office:value-type="percentage" office:value="0.28071079175967628" table:style-name="ce49">
            <text:p>28,1%</text:p>
          </table:table-cell>
          <table:table-cell office:value-type="float" office:value="21272" table:style-name="ce7">
            <text:p>21.272</text:p>
          </table:table-cell>
          <table:table-cell office:value-type="percentage" office:value="0.15037891641217058" table:style-name="ce49">
            <text:p>15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91189" table:style-name="ce7">
            <text:p>691.189</text:p>
          </table:table-cell>
          <table:table-cell office:value-type="percentage" office:value="0.9456955255247449" table:style-name="ce49">
            <text:p>94,6%</text:p>
          </table:table-cell>
          <table:table-cell office:value-type="float" office:value="555814" table:style-name="ce7">
            <text:p>555.814</text:p>
          </table:table-cell>
          <table:table-cell office:value-type="percentage" office:value="0.95937019399226375" table:style-name="ce49">
            <text:p>95,9%</text:p>
          </table:table-cell>
          <table:table-cell office:value-type="float" office:value="594365" table:style-name="ce7">
            <text:p>594.365</text:p>
          </table:table-cell>
          <table:table-cell office:value-type="percentage" office:value="0.81061747758191549" table:style-name="ce49">
            <text:p>81,1%</text:p>
          </table:table-cell>
          <table:table-cell office:value-type="float" office:value="504666" table:style-name="ce7">
            <text:p>504.666</text:p>
          </table:table-cell>
          <table:table-cell office:value-type="percentage" office:value="0.65602978396486034" table:style-name="ce49">
            <text:p>65,6%</text:p>
          </table:table-cell>
          <table:table-cell office:value-type="float" office:value="268779" table:style-name="ce7">
            <text:p>268.779</text:p>
          </table:table-cell>
          <table:table-cell office:value-type="percentage" office:value="0.50742027989586502" table:style-name="ce49">
            <text:p>50,7%</text:p>
          </table:table-cell>
          <table:table-cell office:value-type="float" office:value="201138" table:style-name="ce7">
            <text:p>201.138</text:p>
          </table:table-cell>
          <table:table-cell office:value-type="percentage" office:value="0.4502279813854374" table:style-name="ce49">
            <text:p>45,0%</text:p>
          </table:table-cell>
          <table:table-cell office:value-type="float" office:value="40121" table:style-name="ce7">
            <text:p>40.121</text:p>
          </table:table-cell>
          <table:table-cell office:value-type="percentage" office:value="0.42073637517171952" table:style-name="ce49">
            <text:p>4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641" table:style-name="ce7">
            <text:p>154.641</text:p>
          </table:table-cell>
          <table:table-cell office:value-type="percentage" office:value="0.89167262495098831" table:style-name="ce49">
            <text:p>89,2%</text:p>
          </table:table-cell>
          <table:table-cell office:value-type="float" office:value="126268" table:style-name="ce7">
            <text:p>126.268</text:p>
          </table:table-cell>
          <table:table-cell office:value-type="percentage" office:value="0.95063429324298887" table:style-name="ce49">
            <text:p>95,1%</text:p>
          </table:table-cell>
          <table:table-cell office:value-type="float" office:value="131751" table:style-name="ce7">
            <text:p>131.751</text:p>
          </table:table-cell>
          <table:table-cell office:value-type="percentage" office:value="0.81567950075221485" table:style-name="ce49">
            <text:p>81,6%</text:p>
          </table:table-cell>
          <table:table-cell office:value-type="float" office:value="100708" table:style-name="ce7">
            <text:p>100.708</text:p>
          </table:table-cell>
          <table:table-cell office:value-type="percentage" office:value="0.68935587651447738" table:style-name="ce49">
            <text:p>68,9%</text:p>
          </table:table-cell>
          <table:table-cell office:value-type="float" office:value="65163" table:style-name="ce7">
            <text:p>65.163</text:p>
          </table:table-cell>
          <table:table-cell office:value-type="percentage" office:value="0.57603670341133106" table:style-name="ce49">
            <text:p>57,6%</text:p>
          </table:table-cell>
          <table:table-cell office:value-type="float" office:value="41717" table:style-name="ce7">
            <text:p>41.717</text:p>
          </table:table-cell>
          <table:table-cell office:value-type="percentage" office:value="0.44700776855076346" table:style-name="ce49">
            <text:p>44,7%</text:p>
          </table:table-cell>
          <table:table-cell office:value-type="float" office:value="3927" table:style-name="ce7">
            <text:p>3.927</text:p>
          </table:table-cell>
          <table:table-cell office:value-type="percentage" office:value="0.20463783220427306" table:style-name="ce49">
            <text:p>20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680" table:style-name="ce7">
            <text:p>506.680</text:p>
          </table:table-cell>
          <table:table-cell office:value-type="percentage" office:value="0.95033920589995069" table:style-name="ce49">
            <text:p>95,0%</text:p>
          </table:table-cell>
          <table:table-cell office:value-type="float" office:value="335989" table:style-name="ce7">
            <text:p>335.989</text:p>
          </table:table-cell>
          <table:table-cell office:value-type="percentage" office:value="0.96538853850905804" table:style-name="ce49">
            <text:p>96,5%</text:p>
          </table:table-cell>
          <table:table-cell office:value-type="float" office:value="374100" table:style-name="ce7">
            <text:p>374.100</text:p>
          </table:table-cell>
          <table:table-cell office:value-type="percentage" office:value="0.95239792463301753" table:style-name="ce49">
            <text:p>95,2%</text:p>
          </table:table-cell>
          <table:table-cell office:value-type="float" office:value="377013" table:style-name="ce7">
            <text:p>377.013</text:p>
          </table:table-cell>
          <table:table-cell office:value-type="percentage" office:value="0.91709458884199513" table:style-name="ce49">
            <text:p>91,7%</text:p>
          </table:table-cell>
          <table:table-cell office:value-type="float" office:value="187352" table:style-name="ce7">
            <text:p>187.352</text:p>
          </table:table-cell>
          <table:table-cell office:value-type="percentage" office:value="0.70176122019372678" table:style-name="ce49">
            <text:p>70,2%</text:p>
          </table:table-cell>
          <table:table-cell office:value-type="float" office:value="130548" table:style-name="ce7">
            <text:p>130.548</text:p>
          </table:table-cell>
          <table:table-cell office:value-type="percentage" office:value="0.64595744680851064" table:style-name="ce49">
            <text:p>64,6%</text:p>
          </table:table-cell>
          <table:table-cell office:value-type="float" office:value="15704" table:style-name="ce7">
            <text:p>15.704</text:p>
          </table:table-cell>
          <table:table-cell office:value-type="percentage" office:value="0.37720077822880888" table:style-name="ce49">
            <text:p>37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7558" table:style-name="ce7">
            <text:p>47.558</text:p>
          </table:table-cell>
          <table:table-cell office:value-type="percentage" office:value="0.90629823725583614" table:style-name="ce49">
            <text:p>90,6%</text:p>
          </table:table-cell>
          <table:table-cell office:value-type="float" office:value="34569" table:style-name="ce7">
            <text:p>34.569</text:p>
          </table:table-cell>
          <table:table-cell office:value-type="percentage" office:value="0.85889982110912344" table:style-name="ce49">
            <text:p>85,9%</text:p>
          </table:table-cell>
          <table:table-cell office:value-type="float" office:value="29162" table:style-name="ce7">
            <text:p>29.162</text:p>
          </table:table-cell>
          <table:table-cell office:value-type="percentage" office:value="0.57692840326824535" table:style-name="ce49">
            <text:p>57,7%</text:p>
          </table:table-cell>
          <table:table-cell office:value-type="float" office:value="23706" table:style-name="ce7">
            <text:p>23.706</text:p>
          </table:table-cell>
          <table:table-cell office:value-type="percentage" office:value="0.44813701582260534" table:style-name="ce49">
            <text:p>44,8%</text:p>
          </table:table-cell>
          <table:table-cell office:value-type="float" office:value="13332" table:style-name="ce7">
            <text:p>13.332</text:p>
          </table:table-cell>
          <table:table-cell office:value-type="percentage" office:value="0.42104598281960587" table:style-name="ce49">
            <text:p>42,1%</text:p>
          </table:table-cell>
          <table:table-cell office:value-type="float" office:value="7422" table:style-name="ce7">
            <text:p>7.422</text:p>
          </table:table-cell>
          <table:table-cell office:value-type="percentage" office:value="0.30272871884814617" table:style-name="ce49">
            <text:p>30,3%</text:p>
          </table:table-cell>
          <table:table-cell office:value-type="float" office:value="856" table:style-name="ce7">
            <text:p>856</text:p>
          </table:table-cell>
          <table:table-cell office:value-type="percentage" office:value="0.16160090617330564" table:style-name="ce49">
            <text:p>1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6711" table:style-name="ce7">
            <text:p>826.711</text:p>
          </table:table-cell>
          <table:table-cell office:value-type="percentage" office:value="0.93665139402508879" table:style-name="ce49">
            <text:p>93,7%</text:p>
          </table:table-cell>
          <table:table-cell office:value-type="float" office:value="607707" table:style-name="ce7">
            <text:p>607.707</text:p>
          </table:table-cell>
          <table:table-cell office:value-type="percentage" office:value="0.88080499170223714" table:style-name="ce49">
            <text:p>88,1%</text:p>
          </table:table-cell>
          <table:table-cell office:value-type="float" office:value="667533" table:style-name="ce7">
            <text:p>667.533</text:p>
          </table:table-cell>
          <table:table-cell office:value-type="percentage" office:value="0.69578681520503072" table:style-name="ce49">
            <text:p>69,6%</text:p>
          </table:table-cell>
          <table:table-cell office:value-type="float" office:value="547049" table:style-name="ce7">
            <text:p>547.049</text:p>
          </table:table-cell>
          <table:table-cell office:value-type="percentage" office:value="0.52145494823092953" table:style-name="ce49">
            <text:p>52,1%</text:p>
          </table:table-cell>
          <table:table-cell office:value-type="float" office:value="286409" table:style-name="ce7">
            <text:p>286.409</text:p>
          </table:table-cell>
          <table:table-cell office:value-type="percentage" office:value="0.37294780978175945" table:style-name="ce49">
            <text:p>37,3%</text:p>
          </table:table-cell>
          <table:table-cell office:value-type="float" office:value="189484" table:style-name="ce7">
            <text:p>189.484</text:p>
          </table:table-cell>
          <table:table-cell office:value-type="percentage" office:value="0.30435480969391687" table:style-name="ce49">
            <text:p>30,4%</text:p>
          </table:table-cell>
          <table:table-cell office:value-type="float" office:value="20134" table:style-name="ce7">
            <text:p>20.134</text:p>
          </table:table-cell>
          <table:table-cell office:value-type="percentage" office:value="0.1682910112171718" table:style-name="ce49">
            <text:p>1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59965" table:style-name="ce7">
            <text:p>159.965</text:p>
          </table:table-cell>
          <table:table-cell office:value-type="percentage" office:value="0.86956876260471083" table:style-name="ce49">
            <text:p>87,0%</text:p>
          </table:table-cell>
          <table:table-cell office:value-type="float" office:value="131544" table:style-name="ce7">
            <text:p>131.544</text:p>
          </table:table-cell>
          <table:table-cell office:value-type="percentage" office:value="0.85686369025130604" table:style-name="ce49">
            <text:p>85,7%</text:p>
          </table:table-cell>
          <table:table-cell office:value-type="float" office:value="147801" table:style-name="ce7">
            <text:p>147.801</text:p>
          </table:table-cell>
          <table:table-cell office:value-type="percentage" office:value="0.69912349994560308" table:style-name="ce49">
            <text:p>69,9%</text:p>
          </table:table-cell>
          <table:table-cell office:value-type="float" office:value="124137" table:style-name="ce7">
            <text:p>124.137</text:p>
          </table:table-cell>
          <table:table-cell office:value-type="percentage" office:value="0.52842244168227481" table:style-name="ce49">
            <text:p>52,8%</text:p>
          </table:table-cell>
          <table:table-cell office:value-type="float" office:value="57604" table:style-name="ce7">
            <text:p>57.604</text:p>
          </table:table-cell>
          <table:table-cell office:value-type="percentage" office:value="0.33750695766808259" table:style-name="ce49">
            <text:p>33,8%</text:p>
          </table:table-cell>
          <table:table-cell office:value-type="float" office:value="41992" table:style-name="ce7">
            <text:p>41.992</text:p>
          </table:table-cell>
          <table:table-cell office:value-type="percentage" office:value="0.29067248122382583" table:style-name="ce49">
            <text:p>29,1%</text:p>
          </table:table-cell>
          <table:table-cell office:value-type="float" office:value="4280" table:style-name="ce7">
            <text:p>4.280</text:p>
          </table:table-cell>
          <table:table-cell office:value-type="percentage" office:value="0.14064143007360674" table:style-name="ce49">
            <text:p>14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2820" table:style-name="ce7">
            <text:p>92.820</text:p>
          </table:table-cell>
          <table:table-cell office:value-type="percentage" office:value="0.94519459888800639" table:style-name="ce49">
            <text:p>94,5%</text:p>
          </table:table-cell>
          <table:table-cell office:value-type="float" office:value="70569" table:style-name="ce7">
            <text:p>70.569</text:p>
          </table:table-cell>
          <table:table-cell office:value-type="percentage" office:value="0.97229264260126758" table:style-name="ce49">
            <text:p>97,2%</text:p>
          </table:table-cell>
          <table:table-cell office:value-type="float" office:value="72097" table:style-name="ce7">
            <text:p>72.097</text:p>
          </table:table-cell>
          <table:table-cell office:value-type="percentage" office:value="0.77948601515790383" table:style-name="ce49">
            <text:p>77,9%</text:p>
          </table:table-cell>
          <table:table-cell office:value-type="float" office:value="58166" table:style-name="ce7">
            <text:p>58.166</text:p>
          </table:table-cell>
          <table:table-cell office:value-type="percentage" office:value="0.60389542972237797" table:style-name="ce49">
            <text:p>60,4%</text:p>
          </table:table-cell>
          <table:table-cell office:value-type="float" office:value="27762" table:style-name="ce7">
            <text:p>27.762</text:p>
          </table:table-cell>
          <table:table-cell office:value-type="percentage" office:value="0.42378262860631966" table:style-name="ce49">
            <text:p>42,4%</text:p>
          </table:table-cell>
          <table:table-cell office:value-type="float" office:value="19118" table:style-name="ce7">
            <text:p>19.118</text:p>
          </table:table-cell>
          <table:table-cell office:value-type="percentage" office:value="0.32344183528456383" table:style-name="ce49">
            <text:p>32,3%</text:p>
          </table:table-cell>
          <table:table-cell office:value-type="float" office:value="2035" table:style-name="ce7">
            <text:p>2.035</text:p>
          </table:table-cell>
          <table:table-cell office:value-type="percentage" office:value="0.15312264860797592" table:style-name="ce49">
            <text:p>15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2472" table:style-name="ce7">
            <text:p>342.472</text:p>
          </table:table-cell>
          <table:table-cell office:value-type="percentage" office:value="0.90892973730446458" table:style-name="ce49">
            <text:p>90,9%</text:p>
          </table:table-cell>
          <table:table-cell office:value-type="float" office:value="250461" table:style-name="ce7">
            <text:p>250.461</text:p>
          </table:table-cell>
          <table:table-cell office:value-type="percentage" office:value="0.90385524516154647" table:style-name="ce49">
            <text:p>90,4%</text:p>
          </table:table-cell>
          <table:table-cell office:value-type="float" office:value="252626" table:style-name="ce7">
            <text:p>252.626</text:p>
          </table:table-cell>
          <table:table-cell office:value-type="percentage" office:value="0.77542350770892998" table:style-name="ce49">
            <text:p>77,5%</text:p>
          </table:table-cell>
          <table:table-cell office:value-type="float" office:value="178418" table:style-name="ce7">
            <text:p>178.418</text:p>
          </table:table-cell>
          <table:table-cell office:value-type="percentage" office:value="0.55082924781110687" table:style-name="ce49">
            <text:p>55,1%</text:p>
          </table:table-cell>
          <table:table-cell office:value-type="float" office:value="72320" table:style-name="ce7">
            <text:p>72.320</text:p>
          </table:table-cell>
          <table:table-cell office:value-type="percentage" office:value="0.3466191215659209" table:style-name="ce49">
            <text:p>34,7%</text:p>
          </table:table-cell>
          <table:table-cell office:value-type="float" office:value="44198" table:style-name="ce7">
            <text:p>44.198</text:p>
          </table:table-cell>
          <table:table-cell office:value-type="percentage" office:value="0.25638378096177272" table:style-name="ce49">
            <text:p>25,6%</text:p>
          </table:table-cell>
          <table:table-cell office:value-type="float" office:value="6187" table:style-name="ce7">
            <text:p>6.187</text:p>
          </table:table-cell>
          <table:table-cell office:value-type="percentage" office:value="0.16198455295195707" table:style-name="ce49">
            <text:p>1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485" table:style-name="ce7">
            <text:p>5.485</text:p>
          </table:table-cell>
          <table:table-cell office:value-type="percentage" office:value="0.87410358565737056" table:style-name="ce49">
            <text:p>87,4%</text:p>
          </table:table-cell>
          <table:table-cell office:value-type="float" office:value="6790" table:style-name="ce7">
            <text:p>6.790</text:p>
          </table:table-cell>
          <table:table-cell office:value-type="percentage" office:value="0.89189544200709314" table:style-name="ce49">
            <text:p>89,2%</text:p>
          </table:table-cell>
          <table:table-cell office:value-type="float" office:value="7795" table:style-name="ce7">
            <text:p>7.795</text:p>
          </table:table-cell>
          <table:table-cell office:value-type="percentage" office:value="0.73809298361897546" table:style-name="ce49">
            <text:p>73,8%</text:p>
          </table:table-cell>
          <table:table-cell office:value-type="float" office:value="6713" table:style-name="ce7">
            <text:p>6.713</text:p>
          </table:table-cell>
          <table:table-cell office:value-type="percentage" office:value="0.60499279019466479" table:style-name="ce49">
            <text:p>60,5%</text:p>
          </table:table-cell>
          <table:table-cell office:value-type="float" office:value="3913" table:style-name="ce7">
            <text:p>3.913</text:p>
          </table:table-cell>
          <table:table-cell office:value-type="percentage" office:value="0.42788408966648439" table:style-name="ce49">
            <text:p>42,8%</text:p>
          </table:table-cell>
          <table:table-cell office:value-type="float" office:value="2634" table:style-name="ce7">
            <text:p>2.634</text:p>
          </table:table-cell>
          <table:table-cell office:value-type="percentage" office:value="0.29665502871945038" table:style-name="ce49">
            <text:p>29,7%</text:p>
          </table:table-cell>
          <table:table-cell office:value-type="float" office:value="350" table:style-name="ce7">
            <text:p>350</text:p>
          </table:table-cell>
          <table:table-cell office:value-type="percentage" office:value="0.15625" table:style-name="ce49">
            <text:p>15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02" table:style-name="ce7">
            <text:p>4.202</text:p>
          </table:table-cell>
          <table:table-cell office:value-type="percentage" office:value="0.77627932754479956" table:style-name="ce49">
            <text:p>77,6%</text:p>
          </table:table-cell>
          <table:table-cell office:value-type="float" office:value="5129" table:style-name="ce7">
            <text:p>5.129</text:p>
          </table:table-cell>
          <table:table-cell office:value-type="percentage" office:value="0.69348296376419682" table:style-name="ce49">
            <text:p>69,3%</text:p>
          </table:table-cell>
          <table:table-cell office:value-type="float" office:value="6312" table:style-name="ce7">
            <text:p>6.312</text:p>
          </table:table-cell>
          <table:table-cell office:value-type="percentage" office:value="0.62912389115917478" table:style-name="ce49">
            <text:p>62,9%</text:p>
          </table:table-cell>
          <table:table-cell office:value-type="float" office:value="5414" table:style-name="ce7">
            <text:p>5.414</text:p>
          </table:table-cell>
          <table:table-cell office:value-type="percentage" office:value="0.51586469747498809" table:style-name="ce49">
            <text:p>51,6%</text:p>
          </table:table-cell>
          <table:table-cell office:value-type="float" office:value="2738" table:style-name="ce7">
            <text:p>2.738</text:p>
          </table:table-cell>
          <table:table-cell office:value-type="percentage" office:value="0.30422222222222223" table:style-name="ce49">
            <text:p>30,4%</text:p>
          </table:table-cell>
          <table:table-cell office:value-type="float" office:value="2069" table:style-name="ce7">
            <text:p>2.069</text:p>
          </table:table-cell>
          <table:table-cell office:value-type="percentage" office:value="0.22854302441179719" table:style-name="ce49">
            <text:p>22,9%</text:p>
          </table:table-cell>
          <table:table-cell office:value-type="float" office:value="408" table:style-name="ce7">
            <text:p>408</text:p>
          </table:table-cell>
          <table:table-cell office:value-type="percentage" office:value="0.18295964125560538" table:style-name="ce49">
            <text:p>18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43" table:style-name="ce7">
            <text:p>2.343</text:p>
          </table:table-cell>
          <table:table-cell office:value-type="percentage" office:value="0.6191860465116279" table:style-name="ce49">
            <text:p>61,9%</text:p>
          </table:table-cell>
          <table:table-cell office:value-type="float" office:value="7049" table:style-name="ce7">
            <text:p>7.049</text:p>
          </table:table-cell>
          <table:table-cell office:value-type="percentage" office:value="0.70181202708084434" table:style-name="ce49">
            <text:p>70,2%</text:p>
          </table:table-cell>
          <table:table-cell office:value-type="float" office:value="14349" table:style-name="ce7">
            <text:p>14.349</text:p>
          </table:table-cell>
          <table:table-cell office:value-type="percentage" office:value="0.61705513030016346" table:style-name="ce49">
            <text:p>61,7%</text:p>
          </table:table-cell>
          <table:table-cell office:value-type="float" office:value="13575" table:style-name="ce7">
            <text:p>13.575</text:p>
          </table:table-cell>
          <table:table-cell office:value-type="percentage" office:value="0.41106468023255816" table:style-name="ce49">
            <text:p>41,1%</text:p>
          </table:table-cell>
          <table:table-cell office:value-type="float" office:value="9080" table:style-name="ce7">
            <text:p>9.080</text:p>
          </table:table-cell>
          <table:table-cell office:value-type="percentage" office:value="0.36533354791985195" table:style-name="ce49">
            <text:p>36,5%</text:p>
          </table:table-cell>
          <table:table-cell office:value-type="float" office:value="137" table:style-name="ce7">
            <text:p>137</text:p>
          </table:table-cell>
          <table:table-cell office:value-type="percentage" office:value="0.10418250950570342" table:style-name="ce49">
            <text:p>10,4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65" table:style-name="ce7">
            <text:p>65</text:p>
          </table:table-cell>
          <table:table-cell office:value-type="percentage" office:value="0.80246913580246915" table:style-name="ce52">
            <text:p>80,2%</text:p>
          </table:table-cell>
          <table:table-cell office:value-type="float" office:value="270" table:style-name="ce7">
            <text:p>270</text:p>
          </table:table-cell>
          <table:table-cell office:value-type="percentage" office:value="0.88235294117647056" table:style-name="ce52">
            <text:p>88,2%</text:p>
          </table:table-cell>
          <table:table-cell office:value-type="float" office:value="585" table:style-name="ce7">
            <text:p>585</text:p>
          </table:table-cell>
          <table:table-cell office:value-type="percentage" office:value="0.62366737739872069" table:style-name="ce52">
            <text:p>62,4%</text:p>
          </table:table-cell>
          <table:table-cell office:value-type="float" office:value="745" table:style-name="ce7">
            <text:p>745</text:p>
          </table:table-cell>
          <table:table-cell office:value-type="percentage" office:value="0.38641078838174275" table:style-name="ce52">
            <text:p>38,6%</text:p>
          </table:table-cell>
          <table:table-cell office:value-type="float" office:value="828" table:style-name="ce7">
            <text:p>828</text:p>
          </table:table-cell>
          <table:table-cell office:value-type="percentage" office:value="0.34299917149958575" table:style-name="ce52">
            <text:p>34,3%</text:p>
          </table:table-cell>
          <table:table-cell office:value-type="float" office:value="698" table:style-name="ce7">
            <text:p>698</text:p>
          </table:table-cell>
          <table:table-cell office:value-type="percentage" office:value="0.32404828226555243" table:style-name="ce52">
            <text:p>32,4%</text:p>
          </table:table-cell>
          <table:table-cell office:value-type="float" office:value="18" table:style-name="ce7">
            <text:p>18</text:p>
          </table:table-cell>
          <table:table-cell office:value-type="percentage" office:value="0.10404624277456648" table:style-name="ce52">
            <text:p>1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2895" table:style-name="ce66">
            <text:p>6.342.895</text:p>
          </table:table-cell>
          <table:table-cell office:value-type="percentage" office:value="0.92302756890188165" table:style-name="ce67">
            <text:p>92,30%</text:p>
          </table:table-cell>
          <table:table-cell office:value-type="float" office:value="4865487" table:style-name="ce66">
            <text:p>4.865.487</text:p>
          </table:table-cell>
          <table:table-cell office:value-type="percentage" office:value="0.91555684935450765" table:style-name="ce67">
            <text:p>91,56%</text:p>
          </table:table-cell>
          <table:table-cell office:value-type="float" office:value="5125870" table:style-name="ce66">
            <text:p>5.125.870</text:p>
          </table:table-cell>
          <table:table-cell office:value-type="percentage" office:value="0.75748232262442505" table:style-name="ce67">
            <text:p>75,75%</text:p>
          </table:table-cell>
          <table:table-cell office:value-type="float" office:value="4205728" table:style-name="ce66">
            <text:p>4.205.728</text:p>
          </table:table-cell>
          <table:table-cell office:value-type="percentage" office:value="0.59331630953702674" table:style-name="ce67">
            <text:p>59,33%</text:p>
          </table:table-cell>
          <table:table-cell office:value-type="float" office:value="2122190" table:style-name="ce66">
            <text:p>2.122.190</text:p>
          </table:table-cell>
          <table:table-cell office:value-type="percentage" office:value="0.42086677705001974" table:style-name="ce67">
            <text:p>42,09%</text:p>
          </table:table-cell>
          <table:table-cell office:value-type="float" office:value="1437742" table:style-name="ce66">
            <text:p>1.437.742</text:p>
          </table:table-cell>
          <table:table-cell office:value-type="percentage" office:value="0.34669063231996944" table:style-name="ce67">
            <text:p>34,67%</text:p>
          </table:table-cell>
          <table:table-cell office:value-type="float" office:value="182734" table:style-name="ce66">
            <text:p>182.734</text:p>
          </table:table-cell>
          <table:table-cell office:value-type="percentage" office:value="0.2129171327367636" table:style-name="ce67">
            <text:p>21,29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32775" table:style-name="ce8">
            <text:p>432.775</text:p>
          </table:table-cell>
          <table:table-cell office:value-type="percentage" office:value="0.59424667879578452" table:style-name="ce77">
            <text:p>59,4%</text:p>
          </table:table-cell>
          <table:table-cell office:value-type="float" office:value="278653" table:style-name="ce8">
            <text:p>278.653</text:p>
          </table:table-cell>
          <table:table-cell office:value-type="percentage" office:value="0.38262057601867427" table:style-name="ce77">
            <text:p>38,3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2658" table:style-name="ce8">
            <text:p>52.658</text:p>
          </table:table-cell>
          <table:table-cell office:value-type="percentage" office:value="0.50749807247494216" table:style-name="ce77">
            <text:p>50,7%</text:p>
          </table:table-cell>
          <table:table-cell office:value-type="float" office:value="34699" table:style-name="ce8">
            <text:p>34.699</text:p>
          </table:table-cell>
          <table:table-cell office:value-type="percentage" office:value="0.3344159599074788" table:style-name="ce77">
            <text:p>33,4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1621" table:style-name="ce8">
            <text:p>41.621</text:p>
          </table:table-cell>
          <table:table-cell office:value-type="percentage" office:value="0.66937390437285904" table:style-name="ce77">
            <text:p>66,9%</text:p>
          </table:table-cell>
          <table:table-cell office:value-type="float" office:value="27581" table:style-name="ce8">
            <text:p>27.581</text:p>
          </table:table-cell>
          <table:table-cell office:value-type="percentage" office:value="0.44357419707618329" table:style-name="ce77">
            <text:p>44,4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2245" table:style-name="ce8">
            <text:p>32.245</text:p>
          </table:table-cell>
          <table:table-cell office:value-type="percentage" office:value="0.32962932673631701" table:style-name="ce77">
            <text:p>33,0%</text:p>
          </table:table-cell>
          <table:table-cell office:value-type="float" office:value="18905" table:style-name="ce8">
            <text:p>18.905</text:p>
          </table:table-cell>
          <table:table-cell office:value-type="percentage" office:value="0.19325918505039766" table:style-name="ce77">
            <text:p>19,3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7612" table:style-name="ce8">
            <text:p>77.612</text:p>
          </table:table-cell>
          <table:table-cell office:value-type="percentage" office:value="0.4971813662686414" table:style-name="ce77">
            <text:p>49,7%</text:p>
          </table:table-cell>
          <table:table-cell office:value-type="float" office:value="45473" table:style-name="ce8">
            <text:p>45.473</text:p>
          </table:table-cell>
          <table:table-cell office:value-type="percentage" office:value="0.29129939015015632" table:style-name="ce77">
            <text:p>29,1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284" table:style-name="ce8">
            <text:p>25.284</text:p>
          </table:table-cell>
          <table:table-cell office:value-type="percentage" office:value="0.588945051361487" table:style-name="ce77">
            <text:p>58,9%</text:p>
          </table:table-cell>
          <table:table-cell office:value-type="float" office:value="17046" table:style-name="ce8">
            <text:p>17.046</text:p>
          </table:table-cell>
          <table:table-cell office:value-type="percentage" office:value="0.39705574060702059" table:style-name="ce77">
            <text:p>39,7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0046" table:style-name="ce8">
            <text:p>100.046</text:p>
          </table:table-cell>
          <table:table-cell office:value-type="percentage" office:value="0.63022293334677193" table:style-name="ce77">
            <text:p>63,0%</text:p>
          </table:table-cell>
          <table:table-cell office:value-type="float" office:value="74794" table:style-name="ce8">
            <text:p>74.794</text:p>
          </table:table-cell>
          <table:table-cell office:value-type="percentage" office:value="0.47115221075043939" table:style-name="ce77">
            <text:p>47,1%</text:p>
          </table:table-cell>
          <table:table-cell office:value-type="date" office:date-value="2022-03-15T00:00:00" table:style-name="ce11">
            <text:p>15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99858" table:style-name="ce8">
            <text:p>99.858</text:p>
          </table:table-cell>
          <table:table-cell office:value-type="percentage" office:value="0.58285374082159158" table:style-name="ce77">
            <text:p>58,3%</text:p>
          </table:table-cell>
          <table:table-cell office:value-type="float" office:value="63921" table:style-name="ce8">
            <text:p>63.921</text:p>
          </table:table-cell>
          <table:table-cell office:value-type="percentage" office:value="0.37309573561514309" table:style-name="ce77">
            <text:p>37,3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0744" table:style-name="ce8">
            <text:p>250.744</text:p>
          </table:table-cell>
          <table:table-cell office:value-type="percentage" office:value="0.38685390380799861" table:style-name="ce77">
            <text:p>38,7%</text:p>
          </table:table-cell>
          <table:table-cell office:value-type="float" office:value="137341" table:style-name="ce8">
            <text:p>137.341</text:p>
          </table:table-cell>
          <table:table-cell office:value-type="percentage" office:value="0.21189301440072081" table:style-name="ce77">
            <text:p>21,2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47896" table:style-name="ce8">
            <text:p>247.896</text:p>
          </table:table-cell>
          <table:table-cell office:value-type="percentage" office:value="0.60426477900956499" table:style-name="ce77">
            <text:p>60,4%</text:p>
          </table:table-cell>
          <table:table-cell office:value-type="float" office:value="123933" table:style-name="ce8">
            <text:p>123.933</text:p>
          </table:table-cell>
          <table:table-cell office:value-type="percentage" office:value="0.30209582589873346" table:style-name="ce77">
            <text:p>30,2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5723" table:style-name="ce8">
            <text:p>55.723</text:p>
          </table:table-cell>
          <table:table-cell office:value-type="percentage" office:value="0.70909738747566264" table:style-name="ce77">
            <text:p>70,9%</text:p>
          </table:table-cell>
          <table:table-cell office:value-type="float" office:value="32323" table:style-name="ce8">
            <text:p>32.323</text:p>
          </table:table-cell>
          <table:table-cell office:value-type="percentage" office:value="0.41132305969484495" table:style-name="ce77">
            <text:p>41,1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1905" table:style-name="ce8">
            <text:p>131.905</text:p>
          </table:table-cell>
          <table:table-cell office:value-type="percentage" office:value="0.74280452986591727" table:style-name="ce77">
            <text:p>74,3%</text:p>
          </table:table-cell>
          <table:table-cell office:value-type="float" office:value="91138" table:style-name="ce8">
            <text:p>91.138</text:p>
          </table:table-cell>
          <table:table-cell office:value-type="percentage" office:value="0.51323088012524143" table:style-name="ce77">
            <text:p>51,3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025" table:style-name="ce8">
            <text:p>16.025</text:p>
          </table:table-cell>
          <table:table-cell office:value-type="percentage" office:value="0.63098003701224559" table:style-name="ce77">
            <text:p>63,1%</text:p>
          </table:table-cell>
          <table:table-cell office:value-type="float" office:value="9659" table:style-name="ce8">
            <text:p>9.659</text:p>
          </table:table-cell>
          <table:table-cell office:value-type="percentage" office:value="0.38032051029649172" table:style-name="ce77">
            <text:p>38,0%</text:p>
          </table:table-cell>
          <table:table-cell office:value-type="date" office:date-value="2022-03-15T00:00:00" table:style-name="ce11">
            <text:p>15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1484" table:style-name="ce8">
            <text:p>251.484</text:p>
          </table:table-cell>
          <table:table-cell office:value-type="percentage" office:value="0.44320218531083405" table:style-name="ce77">
            <text:p>44,3%</text:p>
          </table:table-cell>
          <table:table-cell office:value-type="float" office:value="154452" table:style-name="ce8">
            <text:p>154.452</text:p>
          </table:table-cell>
          <table:table-cell office:value-type="percentage" office:value="0.27219808785302024" table:style-name="ce77">
            <text:p>27,2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69827" table:style-name="ce8">
            <text:p>69.827</text:p>
          </table:table-cell>
          <table:table-cell office:value-type="percentage" office:value="0.49966368033889574" table:style-name="ce77">
            <text:p>50,0%</text:p>
          </table:table-cell>
          <table:table-cell office:value-type="float" office:value="42143" table:style-name="ce8">
            <text:p>42.143</text:p>
          </table:table-cell>
          <table:table-cell office:value-type="percentage" office:value="0.30156424421100841" table:style-name="ce77">
            <text:p>30,2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8490" table:style-name="ce8">
            <text:p>28.490</text:p>
          </table:table-cell>
          <table:table-cell office:value-type="percentage" office:value="0.50486434761035603" table:style-name="ce77">
            <text:p>50,5%</text:p>
          </table:table-cell>
          <table:table-cell office:value-type="float" office:value="20077" table:style-name="ce8">
            <text:p>20.077</text:p>
          </table:table-cell>
          <table:table-cell office:value-type="percentage" office:value="0.35577962467438112" table:style-name="ce77">
            <text:p>35,6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3475" table:style-name="ce8">
            <text:p>83.475</text:p>
          </table:table-cell>
          <table:table-cell office:value-type="percentage" office:value="0.49051581285477558" table:style-name="ce77">
            <text:p>49,1%</text:p>
          </table:table-cell>
          <table:table-cell office:value-type="float" office:value="53826" table:style-name="ce8">
            <text:p>53.826</text:p>
          </table:table-cell>
          <table:table-cell office:value-type="percentage" office:value="0.31629235271304162" table:style-name="ce77">
            <text:p>31,6%</text:p>
          </table:table-cell>
          <table:table-cell office:value-type="date" office:date-value="2022-03-15T00:00:00" table:style-name="ce11">
            <text:p>15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088" table:style-name="ce8">
            <text:p>3.088</text:p>
          </table:table-cell>
          <table:table-cell office:value-type="percentage" office:value="0.33561569394631019" table:style-name="ce77">
            <text:p>33,6%</text:p>
          </table:table-cell>
          <table:table-cell office:value-type="float" office:value="1730" table:style-name="ce8">
            <text:p>1.730</text:p>
          </table:table-cell>
          <table:table-cell office:value-type="percentage" office:value="0.1880230409738072" table:style-name="ce77">
            <text:p>18,8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37" table:style-name="ce8">
            <text:p>3.537</text:p>
          </table:table-cell>
          <table:table-cell office:value-type="percentage" office:value="0.3193967852627777" table:style-name="ce77">
            <text:p>31,9%</text:p>
          </table:table-cell>
          <table:table-cell office:value-type="float" office:value="1441" table:style-name="ce8">
            <text:p>1.441</text:p>
          </table:table-cell>
          <table:table-cell office:value-type="percentage" office:value="0.13012461621816868" table:style-name="ce77">
            <text:p>13,0%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12T00:00:00" table:style-name="ce11">
            <text:p>12/03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3-16T00:00:00" table:style-name="ce11">
            <text:p>16/03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04293" table:style-name="ce82">
            <text:p>2.004.293</text:p>
          </table:table-cell>
          <table:table-cell office:value-type="percentage" office:value="0.52534910687980907" table:style-name="ce83">
            <text:p>52,5%</text:p>
          </table:table-cell>
          <table:table-cell office:value-type="float" office:value="1229135" table:style-name="ce82">
            <text:p>1.229.135</text:p>
          </table:table-cell>
          <table:table-cell office:value-type="percentage" office:value="0.32217094730396911" table:style-name="ce83">
            <text:p>32,2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18T08:20:16Z</dc:date>
  </office:meta>
</office:document-meta>
</file>